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5cm" loext:contextual-spacing="false" style:line-height-at-least="0.582cm" fo:orphans="2" fo:widows="2" fo:text-indent="0cm" style:auto-text-indent="false"/>
      <style:text-properties officeooo:paragraph-rsid="0006d46e"/>
    </style:style>
    <style:style style:name="P2" style:family="paragraph" style:parent-style-name="Heading_20_1">
      <style:text-properties fo:font-variant="normal" fo:text-transform="none" fo:color="#000000" style:font-name="Liberation Serif1" fo:letter-spacing="normal" fo:font-style="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Breve História da Humanidade</text:h>
      <text:p text:style-name="P1"><text:span text:style-name="T2">"The ways of God with man" - W. W. Fereday</text:span><text:span text:style-name="T1"><text:line-break/></text:span></text:p>
      <text:p text:style-name="P1"><text:span text:style-name="T1"><text:line-break/>ETERNIDADE - Três coisas que aconteceram na eternidade e nos são reveladas nas Escrituras:<text:line-break/></text:span></text:p>
      <text:p text:style-name="P1"><text:span text:style-name="T1">1. O Pai amou o Filho (</text:span><text:a xlink:type="simple" xlink:href="http://bibliaonline.com.br/acf/jo/17/24" text:style-name="Internet_20_link" text:visited-style-name="Visited_20_Internet_20_Link">Jo 17:24</text:a><text:span text:style-name="T1">); Pv </text:span><text:a xlink:type="simple" xlink:href="http://bibliaonline.com.br/acf/pv/8/30" text:style-name="Internet_20_link" text:visited-style-name="Visited_20_Internet_20_Link">8:30</text:a><text:span text:style-name="T1">.<text:line-break/>2. O Cordeiro foi designado para o sacrifício (1 Pe </text:span><text:a xlink:type="simple" xlink:href="http://bibliaonline.com.br/acf/1pe/1/20" text:style-name="Internet_20_link" text:visited-style-name="Visited_20_Internet_20_Link">1:20</text:a><text:span text:style-name="T1">).<text:line-break/>3. Os santos foram escolhidos em Cristo para bênção, e seus nomes escritos no livro da vida (</text:span><text:a xlink:type="simple" xlink:href="http://bibliaonline.com.br/acf/ef/1/4" text:style-name="Internet_20_link" text:visited-style-name="Visited_20_Internet_20_Link">Ef 1:4</text:a><text:span text:style-name="T1">; </text:span><text:a xlink:type="simple" xlink:href="http://bibliaonline.com.br/acf/ap/13/8" text:style-name="Internet_20_link" text:visited-style-name="Visited_20_Internet_20_Link">Ap 13:8</text:a><text:span text:style-name="T1">).</text:span></text:p>
      <text:p text:style-name="P1"><text:span text:style-name="T1"><text:line-break/><text:line-break/>CRIAÇÃO - </text:span><text:a xlink:type="simple" xlink:href="http://bibliaonline.com.br/acf/gn/1/1" text:style-name="Internet_20_link" text:visited-style-name="Visited_20_Internet_20_Link">Gn 1:1</text:a><text:span text:style-name="T1">; </text:span><text:a xlink:type="simple" xlink:href="http://bibliaonline.com.br/acf/jó/38/6-7" text:style-name="Internet_20_link" text:visited-style-name="Visited_20_Internet_20_Link">Jó 38:6-7</text:a><text:span text:style-name="T1">. O Filho é a Pessoa ativa da Divindade (Jo </text:span><text:a xlink:type="simple" xlink:href="http://bibliaonline.com.br/acf/jo/1/3" text:style-name="Internet_20_link" text:visited-style-name="Visited_20_Internet_20_Link">1:3</text:a><text:span text:style-name="T1">; </text:span><text:a xlink:type="simple" xlink:href="http://bibliaonline.com.br/acf/cl/1/16" text:style-name="Internet_20_link" text:visited-style-name="Visited_20_Internet_20_Link">Cl 1:16</text:a><text:span text:style-name="T1">; </text:span><text:a xlink:type="simple" xlink:href="http://bibliaonline.com.br/acf/hb/1/8" text:style-name="Internet_20_link" text:visited-style-name="Visited_20_Internet_20_Link">Hb 1:8</text:a><text:span text:style-name="T1">).</text:span></text:p>
      <text:p text:style-name="P1"><text:span text:style-name="T1"><text:line-break/><text:line-break/>CAOS - </text:span><text:a xlink:type="simple" xlink:href="http://bibliaonline.com.br/acf/gn/1/2" text:style-name="Internet_20_link" text:visited-style-name="Visited_20_Internet_20_Link">Gn 1:2</text:a><text:span text:style-name="T1">. O relato trata apenas da Terra, não dos céus. O caos é condição subsequente à criação original (</text:span><text:a xlink:type="simple" xlink:href="http://bibliaonline.com.br/acf/is/45/18" text:style-name="Internet_20_link" text:visited-style-name="Visited_20_Internet_20_Link">Is 45:18</text:a><text:span text:style-name="T1">; </text:span><text:a xlink:type="simple" xlink:href="http://bibliaonline.com.br/acf/dt/32/4" text:style-name="Internet_20_link" text:visited-style-name="Visited_20_Internet_20_Link">Dt 32:4</text:a><text:span text:style-name="T1">). Todas as eras geológicas se encaixam aqui.</text:span></text:p>
      <text:p text:style-name="P1"><text:span text:style-name="T1"><text:line-break/><text:line-break/>CONSTRUÇÃO - </text:span><text:a xlink:type="simple" xlink:href="http://bibliaonline.com.br/acf/gn/1/3" text:style-name="Internet_20_link" text:visited-style-name="Visited_20_Internet_20_Link">Gn 1:3</text:a><text:span text:style-name="T1">-2:7. A recuperação e restauração de nosso planeta para servir de lar para o homem. Feita em seis dias (</text:span><text:a xlink:type="simple" xlink:href="http://bibliaonline.com.br/acf/ex/20/11" text:style-name="Internet_20_link" text:visited-style-name="Visited_20_Internet_20_Link">Ex 20:11</text:a><text:span text:style-name="T1">). O HOMEM foi o último a ser criado (</text:span><text:a xlink:type="simple" xlink:href="http://bibliaonline.com.br/acf/gn/1/26-27" text:style-name="Internet_20_link" text:visited-style-name="Visited_20_Internet_20_Link">Gn 1:26-27</text:a><text:span text:style-name="T1">). O termo "imagem" refere-se à sua posição como representante administrativo de Deus; "semelhança" refere-se ao ser moral como uma criatura inteligente, capaz de receber comunicações de Deus. Nem a image de Deus, nem a semelhança de Deus, foram perdidas pela queda (</text:span><text:a xlink:type="simple" xlink:href="http://bibliaonline.com.br/acf/gn/9/6" text:style-name="Internet_20_link" text:visited-style-name="Visited_20_Internet_20_Link">Gn 9:6</text:a><text:span text:style-name="T1">; Tg </text:span><text:a xlink:type="simple" xlink:href="http://bibliaonline.com.br/acf/tg/3/9" text:style-name="Internet_20_link" text:visited-style-name="Visited_20_Internet_20_Link">3:9</text:a><text:span text:style-name="T1">).</text:span></text:p>
      <text:p text:style-name="P1"><text:span text:style-name="T1"><text:line-break/><text:line-break/>Dois passos na criação do homem - primeiro, o corpo; depois a alma e o espírito (</text:span><text:a xlink:type="simple" xlink:href="http://bibliaonline.com.br/acf/gn/2/7" text:style-name="Internet_20_link" text:visited-style-name="Visited_20_Internet_20_Link">Gn 2:7</text:a><text:span text:style-name="T1">; </text:span><text:a xlink:type="simple" xlink:href="http://bibliaonline.com.br/acf/jó/33/4" text:style-name="Internet_20_link" text:visited-style-name="Visited_20_Internet_20_Link">Jó 33:4</text:a><text:span text:style-name="T1">).</text:span></text:p>
      <text:p text:style-name="P1"><text:span text:style-name="T1"><text:line-break/><text:line-break/>A QUEDA - Causada por ter a mulher dado ouvidos ao tentador, o qual questionou tanto a verdade de Deus quanto o amor de Deus.</text:span></text:p>
      <text:p text:style-name="P1"><text:span text:style-name="T1"><text:line-break/><text:line-break/>A esperança para o homem hoje está na Semente da mulher (Gn </text:span><text:a xlink:type="simple" xlink:href="http://bibliaonline.com.br/acf/gn/3/15" text:style-name="Internet_20_link" text:visited-style-name="Visited_20_Internet_20_Link">3:15</text:a><text:span text:style-name="T1">).<text:line-break/></text:span></text:p>
      <text:p text:style-name="P1"><text:span text:style-name="T1"><text:line-break/>O homem é expulso do Éden.</text:span></text:p>
      <text:p text:style-name="P1"><text:soft-page-break/><text:span text:style-name="T1"><text:line-break/><text:line-break/>De ADÃO a NOÉ - 10 patriarcas. A Era da Consciência.</text:span></text:p>
      <text:p text:style-name="P1"><text:span text:style-name="T1"><text:line-break/><text:line-break/>Não há revelação escrita vinda de Deus o período.</text:span></text:p>
      <text:p text:style-name="P1"><text:span text:style-name="T1"><text:line-break/><text:line-break/>CAIM e ABEL representam, respectiviamente, o falso e o verdadeiro adorador (Gn </text:span><text:a xlink:type="simple" xlink:href="http://bibliaonline.com.br/acf/gn/4/1-8" text:style-name="Internet_20_link" text:visited-style-name="Visited_20_Internet_20_Link">4:1-8</text:a><text:span text:style-name="T1">).</text:span></text:p>
      <text:p text:style-name="P1"><text:span text:style-name="T1"><text:line-break/><text:line-break/>A LINHAGEM DE CAIM vem a seguir (</text:span><text:a xlink:type="simple" xlink:href="http://bibliaonline.com.br/acf/gn/4/16-24" text:style-name="Internet_20_link" text:visited-style-name="Visited_20_Internet_20_Link">Gn 4:16-24</text:a><text:span text:style-name="T1">). Sete (número de algo completo) é o seu total, terminando com um segundo Caim (Tubalcaim significa "provém de Caim"). Nesta linhagem temos o início da sociedade e o incremento das artes e ciências. Deus foi deixado de fora disso tudo. Não são reveladas as idades das pessoas aqui, e tampouco no caso dos descendentes de Ismael (</text:span><text:a xlink:type="simple" xlink:href="http://bibliaonline.com.br/acf/gn/25/12-18" text:style-name="Internet_20_link" text:visited-style-name="Visited_20_Internet_20_Link">Gn 25:12-18</text:a><text:span text:style-name="T1">) e de Esaú (</text:span><text:a xlink:type="simple" xlink:href="http://bibliaonline.com.br/acf/gn/36/" text:style-name="Internet_20_link" text:visited-style-name="Visited_20_Internet_20_Link">Gn 36</text:a><text:span text:style-name="T1">).</text:span></text:p>
      <text:p text:style-name="P1"><text:span text:style-name="T1"><text:line-break/><text:line-break/>ENOQUE - "O sétimo depois de Adão" trasladado 67 anos após a morte do primeiro homem (</text:span><text:a xlink:type="simple" xlink:href="http://bibliaonline.com.br/acf/gn/5/22-23" text:style-name="Internet_20_link" text:visited-style-name="Visited_20_Internet_20_Link">Gn 5:22-23</text:a><text:span text:style-name="T1">). Nos leva a pensar em 1 Ts </text:span><text:a xlink:type="simple" xlink:href="http://bibliaonline.com.br/acf/1ts/4/15-18" text:style-name="Internet_20_link" text:visited-style-name="Visited_20_Internet_20_Link">4:15-18</text:a><text:span text:style-name="T1">; </text:span><text:a xlink:type="simple" xlink:href="http://bibliaonline.com.br/acf/1co/15/51" text:style-name="Internet_20_link" text:visited-style-name="Visited_20_Internet_20_Link">1 Co 15:51</text:a><text:span text:style-name="T1">. Foi profeta e santo (</text:span><text:a xlink:type="simple" xlink:href="http://bibliaonline.com.br/acf/jd/1/14-15" text:style-name="Internet_20_link" text:visited-style-name="Visited_20_Internet_20_Link">Jd 14-15</text:a><text:span text:style-name="T1">). Existiram dois Enoques - um dedicado ao mundo (</text:span><text:a xlink:type="simple" xlink:href="http://bibliaonline.com.br/acf/gn/4/1" text:style-name="Internet_20_link" text:visited-style-name="Visited_20_Internet_20_Link">Gn 4:1</text:a><text:span text:style-name="T1">), outro dedicado a Deus.</text:span></text:p>
      <text:p text:style-name="P1"><text:span text:style-name="T1"><text:line-break/><text:line-break/>NOÉ - "Pregador da justiça" (</text:span><text:a xlink:type="simple" xlink:href="http://bibliaonline.com.br/acf/2pe/2/5" text:style-name="Internet_20_link" text:visited-style-name="Visited_20_Internet_20_Link">2 Pe 2:5</text:a><text:span text:style-name="T1">). A terra agora está cheia de corrupção e violência (</text:span><text:a xlink:type="simple" xlink:href="http://bibliaonline.com.br/acf/gn/6/11" text:style-name="Internet_20_link" text:visited-style-name="Visited_20_Internet_20_Link">Gn 6:11</text:a><text:span text:style-name="T1">). A apostasia dos filhos de Deus (</text:span><text:a xlink:type="simple" xlink:href="http://bibliaonline.com.br/acf/gn/6/1-4" text:style-name="Internet_20_link" text:visited-style-name="Visited_20_Internet_20_Link">Gn 6:1-4</text:a><text:span text:style-name="T1">; </text:span><text:a xlink:type="simple" xlink:href="http://bibliaonline.com.br/acf/jó/1/6" text:style-name="Internet_20_link" text:visited-style-name="Visited_20_Internet_20_Link">Jó 1:6</text:a><text:span text:style-name="T1">, </text:span><text:a xlink:type="simple" xlink:href="http://bibliaonline.com.br/acf/jó/38/7" text:style-name="Internet_20_link" text:visited-style-name="Visited_20_Internet_20_Link">38:7</text:a><text:span text:style-name="T1">; </text:span><text:a xlink:type="simple" xlink:href="http://bibliaonline.com.br/acf/jd/1/6/" text:style-name="Internet_20_link" text:visited-style-name="Visited_20_Internet_20_Link">Jd 6</text:a><text:span text:style-name="T1">).</text:span></text:p>
      <text:p text:style-name="P1"><text:span text:style-name="T1"><text:line-break/><text:line-break/>A paciência e o aviso de Deus (</text:span><text:a xlink:type="simple" xlink:href="http://bibliaonline.com.br/acf/gn/6/3" text:style-name="Internet_20_link" text:visited-style-name="Visited_20_Internet_20_Link">Gn 6:3</text:a><text:span text:style-name="T1">).</text:span></text:p>
      <text:p text:style-name="P1"><text:span text:style-name="T1"><text:line-break/><text:line-break/>A indiferença do homem (Lc </text:span><text:a xlink:type="simple" xlink:href="http://bibliaonline.com.br/acf/lc/17/26-27" text:style-name="Internet_20_link" text:visited-style-name="Visited_20_Internet_20_Link">17:26-27</text:a><text:span text:style-name="T1">; </text:span><text:a xlink:type="simple" xlink:href="http://bibliaonline.com.br/acf/1ts/5/3" text:style-name="Internet_20_link" text:visited-style-name="Visited_20_Internet_20_Link">1Ts 5:3</text:a><text:span text:style-name="T1">).</text:span></text:p>
      <text:p text:style-name="P1"><text:span text:style-name="T1"><text:line-break/><text:line-break/>Noé creu em Deus (</text:span><text:a xlink:type="simple" xlink:href="http://bibliaonline.com.br/acf/hb/11/7" text:style-name="Internet_20_link" text:visited-style-name="Visited_20_Internet_20_Link">Hb 11:7</text:a><text:span text:style-name="T1">).</text:span></text:p>
      <text:p text:style-name="P1"><text:span text:style-name="T1"><text:line-break/><text:line-break/>A Arca - um tipo de Cristo, o único em Quem há salvação.</text:span></text:p>
      <text:p text:style-name="P1"><text:soft-page-break/><text:span text:style-name="T1"><text:line-break/><text:line-break/>O dilúvio universal (</text:span><text:a xlink:type="simple" xlink:href="http://bibliaonline.com.br/acf/gn/7/19" text:style-name="Internet_20_link" text:visited-style-name="Visited_20_Internet_20_Link">Gn 7:19</text:a><text:span text:style-name="T1">).</text:span></text:p>
      <text:p text:style-name="P1"><text:span text:style-name="T1"><text:line-break/><text:line-break/>A arca repousou no dia da ressurreição do Senhor (</text:span><text:a xlink:type="simple" xlink:href="http://bibliaonline.com.br/acf/gn/8/-4" text:style-name="Internet_20_link" text:visited-style-name="Visited_20_Internet_20_Link">Gn 8-4</text:a><text:span text:style-name="T1">).</text:span></text:p>
      <text:p text:style-name="P1"><text:span text:style-name="T1"><text:line-break/><text:line-break/>De NOÉ a ABRÃO - 10 patriarcas. Mas compare </text:span><text:a xlink:type="simple" xlink:href="http://bibliaonline.com.br/acf/gn/11/12" text:style-name="Internet_20_link" text:visited-style-name="Visited_20_Internet_20_Link">Gn 11:12</text:a><text:span text:style-name="T1"> com </text:span><text:a xlink:type="simple" xlink:href="http://bibliaonline.com.br/acf/lc/3/36" text:style-name="Internet_20_link" text:visited-style-name="Visited_20_Internet_20_Link">Lc 3:36</text:a><text:span text:style-name="T1">.</text:span></text:p>
      <text:p text:style-name="P1"><text:span text:style-name="T1"><text:line-break/><text:line-break/>A Terra recebe um recomeço com base no sacrifício. A aliança de Deus com Noé e com a Terra é descrita de </text:span><text:a xlink:type="simple" xlink:href="http://bibliaonline.com.br/acf/gn/8/21" text:style-name="Internet_20_link" text:visited-style-name="Visited_20_Internet_20_Link">Gn 8:21</text:a><text:span text:style-name="T1"> a </text:span><text:a xlink:type="simple" xlink:href="http://bibliaonline.com.br/acf/gn/9/17" text:style-name="Internet_20_link" text:visited-style-name="Visited_20_Internet_20_Link">9:17</text:a><text:span text:style-name="T1">. Dois corações são revelados no capítulo </text:span><text:a xlink:type="simple" xlink:href="http://bibliaonline.com.br/acf/gn/8/21" text:style-name="Internet_20_link" text:visited-style-name="Visited_20_Internet_20_Link">8:21</text:a><text:span text:style-name="T1">: O coração de Deus, cheio de bondade, e o coração do homem, cheio de maldade.</text:span></text:p>
      <text:p text:style-name="P1"><text:span text:style-name="T1"><text:line-break/><text:line-break/>A MAGISTRATURA é estabelecida (</text:span><text:a xlink:type="simple" xlink:href="http://bibliaonline.com.br/acf/gn/9/5-6" text:style-name="Internet_20_link" text:visited-style-name="Visited_20_Internet_20_Link">Gn 9:5-6</text:a><text:span text:style-name="T1">). Os dois primeiros juízes de que se tem registro falharam: Noé por fraqueza; Ninrode pela opressão (</text:span><text:a xlink:type="simple" xlink:href="http://bibliaonline.com.br/acf/gn/9/21" text:style-name="Internet_20_link" text:visited-style-name="Visited_20_Internet_20_Link">Gn 9:21</text:a><text:span text:style-name="T1">; </text:span><text:a xlink:type="simple" xlink:href="http://bibliaonline.com.br/acf/gn/10/9" text:style-name="Internet_20_link" text:visited-style-name="Visited_20_Internet_20_Link">10:9</text:a><text:span text:style-name="T1">).</text:span></text:p>
      <text:p text:style-name="P1"><text:span text:style-name="T1"><text:line-break/><text:line-break/>Jeová conecta o Seu nome com Sem (</text:span><text:a xlink:type="simple" xlink:href="http://bibliaonline.com.br/acf/gn/9/26" text:style-name="Internet_20_link" text:visited-style-name="Visited_20_Internet_20_Link">Gn 9:26</text:a><text:span text:style-name="T1">); é dele que viria a Semente da mulher.</text:span></text:p>
      <text:p text:style-name="P1"><text:span text:style-name="T1"><text:line-break/><text:line-break/>Tem início a vida nacional em Gn 10-11.</text:span></text:p>
      <text:p text:style-name="P1"><text:span text:style-name="T1"><text:line-break/><text:line-break/>BABEL é causa de ruptura. O fim da confederação política é visto em </text:span><text:a xlink:type="simple" xlink:href="http://bibliaonline.com.br/acf/sl/2" text:style-name="Internet_20_link" text:visited-style-name="Visited_20_Internet_20_Link">Salmo 2</text:a><text:span text:style-name="T1"> e o fim da confederação religiosa em </text:span><text:a xlink:type="simple" xlink:href="http://bibliaonline.com.br/acf/ap/17" text:style-name="Internet_20_link" text:visited-style-name="Visited_20_Internet_20_Link">Apocalipse 17</text:a><text:span text:style-name="T1">.</text:span></text:p>
      <text:p text:style-name="P1"><text:span text:style-name="T1"><text:line-break/><text:line-break/>A IDOLATRIA logo surge e se torna universal (</text:span><text:a xlink:type="simple" xlink:href="http://bibliaonline.com.br/acf/rm/1/20-23" text:style-name="Internet_20_link" text:visited-style-name="Visited_20_Internet_20_Link">Rm 1:20-23</text:a><text:span text:style-name="T1">; Js </text:span><text:a xlink:type="simple" xlink:href="http://bibliaonline.com.br/acf/js/24/2" text:style-name="Internet_20_link" text:visited-style-name="Visited_20_Internet_20_Link">24:2</text:a><text:span text:style-name="T1">).</text:span></text:p>
      <text:p text:style-name="P1"><text:span text:style-name="T1"><text:line-break/><text:line-break/>ABRÃO é agora chamado para fora e feito depositário das promessas de Deus. A partir deste ponto a separação será o invariável princípio de Deus.</text:span></text:p>
      <text:p text:style-name="P1"><text:span text:style-name="T1"><text:line-break/><text:line-break/>As três sementes de Abraão: a Natural (“poeira”, </text:span><text:a xlink:type="simple" xlink:href="http://bibliaonline.com.br/acf/gn/13/16" text:style-name="Internet_20_link" text:visited-style-name="Visited_20_Internet_20_Link">Gn 13:16</text:a><text:span text:style-name="T1">; </text:span><text:a xlink:type="simple" xlink:href="http://bibliaonline.com.br/acf/jo/8/37" text:style-name="Internet_20_link" text:visited-style-name="Visited_20_Internet_20_Link">Jo 8:37</text:a><text:span text:style-name="T1">); a Espiritual (“estrelas”, </text:span><text:a xlink:type="simple" xlink:href="http://bibliaonline.com.br/acf/gn/15/5" text:style-name="Internet_20_link" text:visited-style-name="Visited_20_Internet_20_Link">Gn 15:5</text:a><text:span text:style-name="T1">; </text:span><text:a xlink:type="simple" xlink:href="http://bibliaonline.com.br/acf/gl/3/29" text:style-name="Internet_20_link" text:visited-style-name="Visited_20_Internet_20_Link">Gl 3:29</text:a><text:span text:style-name="T1">); a Pessoal (</text:span><text:a xlink:type="simple" xlink:href="http://bibliaonline.com.br/acf/gn/22/18" text:style-name="Internet_20_link" text:visited-style-name="Visited_20_Internet_20_Link">Gn 22:18</text:a><text:span text:style-name="T1">; </text:span><text:a xlink:type="simple" xlink:href="http://bibliaonline.com.br/acf/gl/3/16" text:style-name="Internet_20_link" text:visited-style-name="Visited_20_Internet_20_Link">Gl 3:16</text:a><text:span text:style-name="T1">).</text:span></text:p>
      <text:p text:style-name="P1"><text:soft-page-break/><text:span text:style-name="T1"><text:line-break/><text:line-break/>A vida de Abraão é apresentada em três estágios. Nos </text:span><text:a xlink:type="simple" xlink:href="http://bibliaonline.com.br/acf/gn/12" text:style-name="Internet_20_link" text:visited-style-name="Visited_20_Internet_20_Link">capítulos 12</text:a><text:span text:style-name="T1"> a 14 de Gênesis Deus trata com ele publicamente; nos </text:span><text:a xlink:type="simple" xlink:href="http://bibliaonline.com.br/acf/gn/15" text:style-name="Internet_20_link" text:visited-style-name="Visited_20_Internet_20_Link">capítulos 15</text:a><text:span text:style-name="T1"> a 21 Deus trata com sua alma em particular; nos </text:span><text:a xlink:type="simple" xlink:href="http://bibliaonline.com.br/acf/gn/22" text:style-name="Internet_20_link" text:visited-style-name="Visited_20_Internet_20_Link">capítulos 22</text:a><text:span text:style-name="T1"> a 25 vemos a história de Abraão em conexão com o herdeiro ressuscitado. Cada estágio termina com uma figura do milênio.</text:span></text:p>
      <text:p text:style-name="P1"><text:span text:style-name="T1"><text:line-break/><text:line-break/>A PRIMEIRA BATALHA do mundo está registrada em </text:span><text:a xlink:type="simple" xlink:href="http://bibliaonline.com.br/acf/gn/14" text:style-name="Internet_20_link" text:visited-style-name="Visited_20_Internet_20_Link">Gn 14</text:a><text:span text:style-name="T1">. Ela é digna de nota por ser uma figura do último conflito mundial (</text:span><text:a xlink:type="simple" xlink:href="http://bibliaonline.com.br/acf/ap/16/14-16" text:style-name="Internet_20_link" text:visited-style-name="Visited_20_Internet_20_Link">Ap 16:14-16</text:a><text:span text:style-name="T1">).</text:span></text:p>
      <text:p text:style-name="P1"><text:span text:style-name="T1"><text:line-break/><text:line-break/>O livro de Gênesis termina com a semente de Abraão no Egito cumprindo Gn </text:span><text:a xlink:type="simple" xlink:href="http://bibliaonline.com.br/acf/gn/15/13" text:style-name="Internet_20_link" text:visited-style-name="Visited_20_Internet_20_Link">15:13</text:a><text:span text:style-name="T1">.</text:span></text:p>
      <text:p text:style-name="P1"><text:span text:style-name="T1"><text:line-break/><text:line-break/>ISRAEL é chamado para fora. Deus, usando o nome de Jeová, inicia um relacionamento com este povo (</text:span><text:a xlink:type="simple" xlink:href="http://bibliaonline.com.br/acf/ex/6/1-8" text:style-name="Internet_20_link" text:visited-style-name="Visited_20_Internet_20_Link">Ex 6:1-8</text:a><text:span text:style-name="T1">). Seu nome é garantia de bênção para o povo (</text:span><text:a xlink:type="simple" xlink:href="http://bibliaonline.com.br/acf/jr/31/35-37" text:style-name="Internet_20_link" text:visited-style-name="Visited_20_Internet_20_Link">Jr 31:35-37</text:a><text:span text:style-name="T1">; Ml </text:span><text:a xlink:type="simple" xlink:href="http://bibliaonline.com.br/acf/mt/3/6" text:style-name="Internet_20_link" text:visited-style-name="Visited_20_Internet_20_Link">3:6</text:a><text:span text:style-name="T1">).</text:span></text:p>
      <text:p text:style-name="P1"><text:span text:style-name="T1"><text:line-break/><text:line-break/>Faraó decreta um ataque satânico a Cristo (Ex </text:span><text:a xlink:type="simple" xlink:href="http://bibliaonline.com.br/acf/ex/1/16" text:style-name="Internet_20_link" text:visited-style-name="Visited_20_Internet_20_Link">1:16</text:a><text:span text:style-name="T1">). Esforços semelhantes são encontrados em </text:span><text:a xlink:type="simple" xlink:href="http://bibliaonline.com.br/acf/2cr/22/10-11" text:style-name="Internet_20_link" text:visited-style-name="Visited_20_Internet_20_Link">2 Cr 22:10-11</text:a><text:span text:style-name="T1"> e Is </text:span><text:a xlink:type="simple" xlink:href="http://bibliaonline.com.br/acf/is/7/3-7" text:style-name="Internet_20_link" text:visited-style-name="Visited_20_Internet_20_Link">7:3-7</text:a><text:span text:style-name="T1">.</text:span></text:p>
      <text:p text:style-name="P1"><text:span text:style-name="T1"><text:line-break/><text:line-break/>Israel é libertado em graça soberana, fundamentada no sangue do cordeiro.</text:span></text:p>
      <text:p text:style-name="P1"><text:span text:style-name="T1"><text:line-break/><text:line-break/>A LEI é dada no monte Sinai, não com a intenção de dar vida ou justiça (Gl </text:span><text:a xlink:type="simple" xlink:href="http://bibliaonline.com.br/acf/gl/3/21" text:style-name="Internet_20_link" text:visited-style-name="Visited_20_Internet_20_Link">3:21</text:a><text:span text:style-name="T1">); isto seria impossível devido à condição do homem (Rm </text:span><text:a xlink:type="simple" xlink:href="http://bibliaonline.com.br/acf/rm/8/3" text:style-name="Internet_20_link" text:visited-style-name="Visited_20_Internet_20_Link">8:3</text:a><text:span text:style-name="T1">).<text:line-break/><text:line-break/>A Lei foi designada para trazer à tona o pecado. Ela fez do pecado transgressão (</text:span><text:a xlink:type="simple" xlink:href="http://bibliaonline.com.br/acf/gl/3/19" text:style-name="Internet_20_link" text:visited-style-name="Visited_20_Internet_20_Link">Gl 3:19</text:a><text:span text:style-name="T1">; </text:span><text:a xlink:type="simple" xlink:href="http://bibliaonline.com.br/acf/rm/4/15" text:style-name="Internet_20_link" text:visited-style-name="Visited_20_Internet_20_Link">Rm 4:15</text:a><text:span text:style-name="T1">). No final do “capítulo da Lei” lemos de altar e sacrifícios (</text:span><text:a xlink:type="simple" xlink:href="http://bibliaonline.com.br/acf/ex/20/" text:style-name="Internet_20_link" text:visited-style-name="Visited_20_Internet_20_Link">Ex 20</text:a><text:span text:style-name="T1">). Aqui o coração de Deus se expressa. Repare que juntamente com a Lei foi dado o sistema do Tabernáculo, que fala o tempo todo da graça divina. A Lei foi transgredida antes mesmo das tábuas entrarem no arraial (</text:span><text:a xlink:type="simple" xlink:href="http://bibliaonline.com.br/acf/ex/32/" text:style-name="Internet_20_link" text:visited-style-name="Visited_20_Internet_20_Link">Ex 32</text:a><text:span text:style-name="T1">). Novas tábuas da Lei foram dadas com os adendos de </text:span><text:a xlink:type="simple" xlink:href="http://bibliaonline.com.br/acf/ex/34" text:style-name="Internet_20_link" text:visited-style-name="Visited_20_Internet_20_Link">Êxodo 34</text:a><text:span text:style-name="T1">.</text:span></text:p>
      <text:p text:style-name="P1"><text:span text:style-name="T1"><text:line-break/><text:line-break/>As promessas permanecem apesar da transgressão da Lei (</text:span><text:a xlink:type="simple" xlink:href="http://bibliaonline.com.br/acf/gl/3/15-18" text:style-name="Internet_20_link" text:visited-style-name="Visited_20_Internet_20_Link">Gl 3:15-18</text:a><text:span text:style-name="T1">).</text:span></text:p>
      <text:p text:style-name="P1"><text:span text:style-name="T1"><text:line-break/><text:line-break/></text:span><text:soft-page-break/><text:span text:style-name="T1">As ESCRITURAS começam a ser escritas por Moisés. A vida humana tem seu tempo reduzido (Sl </text:span><text:a xlink:type="simple" xlink:href="http://bibliaonline.com.br/acf/sl/90/10" text:style-name="Internet_20_link" text:visited-style-name="Visited_20_Internet_20_Link">90:10</text:a><text:span text:style-name="T1">).</text:span></text:p>
      <text:p text:style-name="P1"><text:span text:style-name="T1"><text:line-break/><text:line-break/>O CÂNTICO DE MOISÉS (</text:span><text:a xlink:type="simple" xlink:href="http://bibliaonline.com.br/acf/dt/32/" text:style-name="Internet_20_link" text:visited-style-name="Visited_20_Internet_20_Link">Dt 32</text:a><text:span text:style-name="T1">) mostra como Israel entrou em Canaã. Ele fala da eleição e graça de Jeová, do mal em Israel e de seu castigo, e da bondade divina no final, por ocasião da bênção do mundo. Este cântico servia de testemunho para Israel.</text:span></text:p>
      <text:p text:style-name="P1"><text:span text:style-name="T1"><text:line-break/><text:line-break/>CANAÃ. Moisés não poderia liderar Israel na entrada da terra (1) por ter falhado (</text:span><text:a xlink:type="simple" xlink:href="http://bibliaonline.com.br/acf/dt/1/37" text:style-name="Internet_20_link" text:visited-style-name="Visited_20_Internet_20_Link">Dt 1:37</text:a><text:span text:style-name="T1">); (2) porque a Lei era incapaz de introduzir o homem na bênção (</text:span><text:a xlink:type="simple" xlink:href="http://bibliaonline.com.br/acf/rm/8/3" text:style-name="Internet_20_link" text:visited-style-name="Visited_20_Internet_20_Link">Rm 8:3</text:a><text:span text:style-name="T1">). Josué, um tipo de Cristo agindo por Seu Espírito, lidera o povo na entrada em Canaã (</text:span><text:a xlink:type="simple" xlink:href="http://bibliaonline.com.br/acf/dt/1/38" text:style-name="Internet_20_link" text:visited-style-name="Visited_20_Internet_20_Link">Dt 1:38</text:a><text:span text:style-name="T1">). A iniquidade dos AMORREUS chegam ao ápice (Gn </text:span><text:a xlink:type="simple" xlink:href="http://bibliaonline.com.br/acf/gn/15/13-14" text:style-name="Internet_20_link" text:visited-style-name="Visited_20_Internet_20_Link">15:13-14</text:a><text:span text:style-name="T1">). A terra vomita para fora da terra a contaminação do Israel de Deus (</text:span><text:a xlink:type="simple" xlink:href="http://bibliaonline.com.br/acf/lv/18/25-28" text:style-name="Internet_20_link" text:visited-style-name="Visited_20_Internet_20_Link">Lv 18:25-28</text:a><text:span text:style-name="T1">).</text:span></text:p>
      <text:p text:style-name="P1"><text:span text:style-name="T1"><text:line-break/><text:line-break/>Os culpados habitantes viram o juízo se aproximando, e mesmo assim não se arrependeram (</text:span><text:a xlink:type="simple" xlink:href="http://bibliaonline.com.br/acf/js/2/10-11" text:style-name="Internet_20_link" text:visited-style-name="Visited_20_Internet_20_Link">Js 2:10-11</text:a><text:span text:style-name="T1">, </text:span><text:a xlink:type="simple" xlink:href="http://bibliaonline.com.br/acf/js/9/24" text:style-name="Internet_20_link" text:visited-style-name="Visited_20_Internet_20_Link">9:24</text:a><text:span text:style-name="T1">; </text:span><text:a xlink:type="simple" xlink:href="http://bibliaonline.com.br/acf/jr/18/7-8" text:style-name="Internet_20_link" text:visited-style-name="Visited_20_Internet_20_Link">Jr 18:7-8</text:a><text:span text:style-name="T1">). Veja </text:span><text:a xlink:type="simple" xlink:href="http://bibliaonline.com.br/acf/jn/3" text:style-name="Internet_20_link" text:visited-style-name="Visited_20_Internet_20_Link">Jonas 3</text:a><text:span text:style-name="T1">.</text:span></text:p>
      <text:p text:style-name="P1"><text:span text:style-name="T1"><text:line-break/><text:line-break/>O curso de Israel em Canaã é marcado pelo abandono da fé e por notório pecado (</text:span><text:a xlink:type="simple" xlink:href="http://bibliaonline.com.br/acf/jz/1/-2" text:style-name="Internet_20_link" text:visited-style-name="Visited_20_Internet_20_Link">Jz 1-2</text:a><text:span text:style-name="T1">). O juízo divino é repetidamente trazido para humilhá-los. Doze juízes são levantados como libertadores. Observam-se quatro períodos de alívio temporário; três de 40 anos, e um de 80 anos (</text:span><text:a xlink:type="simple" xlink:href="http://bibliaonline.com.br/acf/jz/3/11,30" text:style-name="Internet_20_link" text:visited-style-name="Visited_20_Internet_20_Link">Jz 3:11, 30</text:a><text:span text:style-name="T1">; </text:span><text:a xlink:type="simple" xlink:href="http://bibliaonline.com.br/acf/jz/5/31" text:style-name="Internet_20_link" text:visited-style-name="Visited_20_Internet_20_Link">5:31</text:a><text:span text:style-name="T1">; </text:span><text:a xlink:type="simple" xlink:href="http://bibliaonline.com.br/acf/jz/8/28" text:style-name="Internet_20_link" text:visited-style-name="Visited_20_Internet_20_Link">8:28</text:a><text:span text:style-name="T1">).</text:span></text:p>
      <text:p text:style-name="P1"><text:span text:style-name="T1"><text:line-break/><text:line-break/>O SACERDÓCIO está em decadência nos dias de Eli (</text:span><text:a xlink:type="simple" xlink:href="http://bibliaonline.com.br/acf/1sm/1/" text:style-name="Internet_20_link" text:visited-style-name="Visited_20_Internet_20_Link">1 Sm 1</text:a><text:span text:style-name="T1">, 2, 3). Depois de Moisés era esta a conexão formal entre Deus e Seu povo (</text:span><text:a xlink:type="simple" xlink:href="http://bibliaonline.com.br/acf/nm/27/18-21" text:style-name="Internet_20_link" text:visited-style-name="Visited_20_Internet_20_Link">Nm 27:18-21</text:a><text:span text:style-name="T1">). A arca é levada para o cativeiro (</text:span><text:a xlink:type="simple" xlink:href="http://bibliaonline.com.br/acf/1sm/4/11" text:style-name="Internet_20_link" text:visited-style-name="Visited_20_Internet_20_Link">1 Sm 4:11</text:a><text:span text:style-name="T1">; Sl </text:span><text:a xlink:type="simple" xlink:href="http://bibliaonline.com.br/acf/sl/78/61" text:style-name="Internet_20_link" text:visited-style-name="Visited_20_Internet_20_Link">78:61</text:a><text:span text:style-name="T1">).</text:span></text:p>
      <text:p text:style-name="P1"><text:span text:style-name="T1"/></text:p>
      <text:p text:style-name="P1"><text:span text:style-name="T1"><text:line-break/>Deus agora fala de um rei (</text:span><text:a xlink:type="simple" xlink:href="http://bibliaonline.com.br/acf/1sm/2/10,35" text:style-name="Internet_20_link" text:visited-style-name="Visited_20_Internet_20_Link">1 Sm 2:10, 35</text:a><text:span text:style-name="T1">).</text:span></text:p>
      <text:p text:style-name="P1"><text:span text:style-name="T1"><text:line-break/><text:line-break/>SAUL é que o homem deseja. Vitorioso sobre todos os inimigos, exceto sobre um em particular que ele recebera a ordem de vencer (</text:span><text:a xlink:type="simple" xlink:href="http://bibliaonline.com.br/acf/1sm/9/16" text:style-name="Internet_20_link" text:visited-style-name="Visited_20_Internet_20_Link">1 Sm 9:16</text:a><text:span text:style-name="T1">; 15:47-48; </text:span><text:a xlink:type="simple" xlink:href="http://bibliaonline.com.br/acf/1sm/31/1-6" text:style-name="Internet_20_link" text:visited-style-name="Visited_20_Internet_20_Link">1 Sm 31:1-6</text:a><text:span text:style-name="T1">). Ele reinou por 40 anos e é uma figura do que Israel iria experimentar anos mais tarde (</text:span><text:a xlink:type="simple" xlink:href="http://bibliaonline.com.br/acf/dn/11/36" text:style-name="Internet_20_link" text:visited-style-name="Visited_20_Internet_20_Link">Dn 11:36</text:a><text:span text:style-name="T1">).</text:span></text:p>
      <text:p text:style-name="P1"><text:span text:style-name="T1"><text:line-break/><text:line-break/></text:span><text:soft-page-break/><text:span text:style-name="T1">DAVI é o rei escolhido por Deus. Também reinou 40 anos. A escolha de Davi e Sião foi um novo começo em graça (</text:span><text:a xlink:type="simple" xlink:href="http://bibliaonline.com.br/acf/sl/78/59-72" text:style-name="Internet_20_link" text:visited-style-name="Visited_20_Internet_20_Link">Sl 78:59-72</text:a><text:span text:style-name="T1">). O concerto de Deus com Davi no </text:span><text:a xlink:type="simple" xlink:href="http://bibliaonline.com.br/acf/sl/79" text:style-name="Internet_20_link" text:visited-style-name="Visited_20_Internet_20_Link">Salmo 79</text:a><text:span text:style-name="T1">.</text:span></text:p>
      <text:p text:style-name="P1"><text:span text:style-name="T1"><text:line-break/><text:line-break/>SALOMÃO foi um homem de paz, como Davi foi um homem de guerra. Ambos são figuras de Cristo como Rei. O reino de Salomão é o terceiro período de 40 anos.</text:span></text:p>
      <text:p text:style-name="P1"><text:span text:style-name="T1"><text:line-break/><text:line-break/>A REVOLTA das dez tribos como resultado da infidelidade da casa de Davi (</text:span><text:a xlink:type="simple" xlink:href="http://bibliaonline.com.br/acf/1rs/11/" text:style-name="Internet_20_link" text:visited-style-name="Visited_20_Internet_20_Link">1 Rs 11</text:a><text:span text:style-name="T1">). Dezenove reis reinaram durante 260 anos; todos eles maus como Jeroboão. Os profetas eram levantados de tempos em tempos como testemunhas. Seguiu-se o CATIVEIRO, inicialmente parcial, então total (</text:span><text:a xlink:type="simple" xlink:href="http://bibliaonline.com.br/acf/2rs/15/29" text:style-name="Internet_20_link" text:visited-style-name="Visited_20_Internet_20_Link">2 Rs 15:29</text:a><text:span text:style-name="T1">; </text:span><text:a xlink:type="simple" xlink:href="http://bibliaonline.com.br/acf/2rs/17/6-22" text:style-name="Internet_20_link" text:visited-style-name="Visited_20_Internet_20_Link">2 Rs 17:6-22</text:a><text:span text:style-name="T1">).</text:span></text:p>
      <text:p text:style-name="P1"><text:span text:style-name="T1"><text:line-break/><text:line-break/>JUDÁ subsistiu como um reino separado sob 20 soberanos durante 390 anos. Sem ganhar nada com as calamidades que se abateram sobre Israel, Judá também foi varrido para fora da terra (</text:span><text:a xlink:type="simple" xlink:href="http://bibliaonline.com.br/acf/2cr/36/15-21" text:style-name="Internet_20_link" text:visited-style-name="Visited_20_Internet_20_Link">2 Cr 36:15-21</text:a><text:span text:style-name="T1">).</text:span></text:p>
      <text:p text:style-name="P1"><text:span text:style-name="T1"><text:line-break/><text:line-break/>Enquanto Deus tratava com a casa de Davi, não foi permitido a nenhum poder gentio que obtivesse a supremacia na terra, apesar de tanto a Assíria como o Egito terem lutado por isso. Agora Nabucodonosor é levantado e a ele é permitido subjugar todos os reinos em redor.</text:span></text:p>
      <text:p text:style-name="P1"><text:span text:style-name="T1"><text:line-break/><text:line-break/>O CATIVEIRO das duas tribos - Judá e Benjamim - envolvendo a derrubada do trono de Jeová na terra (</text:span><text:a xlink:type="simple" xlink:href="http://bibliaonline.com.br/acf/1cr/29/23" text:style-name="Internet_20_link" text:visited-style-name="Visited_20_Internet_20_Link">1 Cr 29:23</text:a><text:span text:style-name="T1">); e o abandono de Seu santuário terreno. A nuvem de glória então partiu (</text:span><text:a xlink:type="simple" xlink:href="http://bibliaonline.com.br/acf/ez/10/4,18" text:style-name="Internet_20_link" text:visited-style-name="Visited_20_Internet_20_Link">Ez 10:4, 18</text:a><text:span text:style-name="T1">; </text:span><text:a xlink:type="simple" xlink:href="http://bibliaonline.com.br/acf/ez/11/23" text:style-name="Internet_20_link" text:visited-style-name="Visited_20_Internet_20_Link">11:23</text:a><text:span text:style-name="T1">; </text:span><text:a xlink:type="simple" xlink:href="http://bibliaonline.com.br/acf/os/5/15" text:style-name="Internet_20_link" text:visited-style-name="Visited_20_Internet_20_Link">Os 5:15</text:a><text:span text:style-name="T1">). Para conhecer os sentimentos dos fiéis em meio a esta crise leia </text:span><text:a xlink:type="simple" xlink:href="http://bibliaonline.com.br/acf/jr/14/17-21" text:style-name="Internet_20_link" text:visited-style-name="Visited_20_Internet_20_Link">Jr 14:17-21</text:a><text:span text:style-name="T1">; e para ver os sentimentos de Jeová leia </text:span><text:a xlink:type="simple" xlink:href="http://bibliaonline.com.br/acf/jr/12/7-9" text:style-name="Internet_20_link" text:visited-style-name="Visited_20_Internet_20_Link">Jr 12:7-9</text:a><text:span text:style-name="T1">; </text:span><text:a xlink:type="simple" xlink:href="http://bibliaonline.com.br/acf/os/11/8" text:style-name="Internet_20_link" text:visited-style-name="Visited_20_Internet_20_Link">Os 11:8</text:a><text:span text:style-name="T1">.<text:line-break/></text:span></text:p>
      <text:p text:style-name="P1"><text:span text:style-name="T1"><text:line-break/>Deus assume agora o título de “Deus dos Céus”. Leia os livros de </text:span><text:a xlink:type="simple" xlink:href="http://bibliaonline.com.br/acf/ed/1" text:style-name="Internet_20_link" text:visited-style-name="Visited_20_Internet_20_Link">Esdras</text:a><text:span text:style-name="T1"> e </text:span><text:a xlink:type="simple" xlink:href="http://bibliaonline.com.br/acf/dn/1" text:style-name="Internet_20_link" text:visited-style-name="Visited_20_Internet_20_Link">Daniel</text:a><text:span text:style-name="T1">.<text:line-break/></text:span></text:p>
      <text:p text:style-name="P1"><text:span text:style-name="T1"><text:line-break/>Os GENTIOS ficam de posse do poder supremo, e Israel fica sujeito a eles (</text:span><text:a xlink:type="simple" xlink:href="http://bibliaonline.com.br/acf/lc/21/24" text:style-name="Internet_20_link" text:visited-style-name="Visited_20_Internet_20_Link">Lc 21:24</text:a><text:span text:style-name="T1">).<text:line-break/></text:span></text:p>
      <text:p text:style-name="P1"><text:span text:style-name="T1"><text:line-break/>O livro de Daniel é todo ele ocupado com os “tempos dos gentios”. O poder mundial é demonstrado a Nabucodonosor na visão da imagem (</text:span><text:a xlink:type="simple" xlink:href="http://bibliaonline.com.br/acf/dn/2/" text:style-name="Internet_20_link" text:visited-style-name="Visited_20_Internet_20_Link">Dn 2</text:a><text:span text:style-name="T1">) e a Daniel na visão das bestas selvagens (</text:span><text:a xlink:type="simple" xlink:href="http://bibliaonline.com.br/acf/dn/7/" text:style-name="Internet_20_link" text:visited-style-name="Visited_20_Internet_20_Link">Dn 7</text:a><text:span text:style-name="T1">). A imagem apresenta o domínio dos gentios como um todo, com seus sucessivos estágios de deterioração em seu caráter de governo. As bestas selvagens mostram os poderes separadamente e </text:span><text:soft-page-break/><text:span text:style-name="T1">de um ponto de vista moral.<text:line-break/></text:span></text:p>
      <text:p text:style-name="P1"><text:span text:style-name="T1"><text:line-break/>BABILÔNIA - Ouro (</text:span><text:a xlink:type="simple" xlink:href="http://bibliaonline.com.br/acf/dn/2/38" text:style-name="Internet_20_link" text:visited-style-name="Visited_20_Internet_20_Link">Dn 2:38</text:a><text:span text:style-name="T1">); Leão (</text:span><text:a xlink:type="simple" xlink:href="http://bibliaonline.com.br/acf/dn/7/4" text:style-name="Internet_20_link" text:visited-style-name="Visited_20_Internet_20_Link">Dn 7:4</text:a><text:span text:style-name="T1">). Poder garantido divinamente (Jr </text:span><text:a xlink:type="simple" xlink:href="http://bibliaonline.com.br/acf/jr/40/2-3" text:style-name="Internet_20_link" text:visited-style-name="Visited_20_Internet_20_Link">40:2-3</text:a><text:span text:style-name="T1">; </text:span><text:a xlink:type="simple" xlink:href="http://bibliaonline.com.br/acf/dn/2/37-38" text:style-name="Internet_20_link" text:visited-style-name="Visited_20_Internet_20_Link">Dn 2:37-38</text:a><text:span text:style-name="T1">; </text:span><text:a xlink:type="simple" xlink:href="http://bibliaonline.com.br/acf/jr/25/8-12" text:style-name="Internet_20_link" text:visited-style-name="Visited_20_Internet_20_Link">Jr 25:8-12</text:a><text:span text:style-name="T1">).<text:line-break/></text:span></text:p>
      <text:p text:style-name="P1"><text:span text:style-name="T1"><text:line-break/>PÉRSIA - Prata (Dn </text:span><text:a xlink:type="simple" xlink:href="http://bibliaonline.com.br/acf/dn/2/39" text:style-name="Internet_20_link" text:visited-style-name="Visited_20_Internet_20_Link">2:39</text:a><text:span text:style-name="T1">); Urso (</text:span><text:a xlink:type="simple" xlink:href="http://bibliaonline.com.br/acf/dn/7/5" text:style-name="Internet_20_link" text:visited-style-name="Visited_20_Internet_20_Link">Dn 7:5</text:a><text:span text:style-name="T1">); Carneiro (</text:span><text:a xlink:type="simple" xlink:href="http://bibliaonline.com.br/acf/dn/8/3" text:style-name="Internet_20_link" text:visited-style-name="Visited_20_Internet_20_Link">Dn 8:3</text:a><text:span text:style-name="T1">). Ciro foi citado por nome antes de ter nascido (</text:span><text:a xlink:type="simple" xlink:href="http://bibliaonline.com.br/acf/is/44/28" text:style-name="Internet_20_link" text:visited-style-name="Visited_20_Internet_20_Link">Is 44:28</text:a><text:span text:style-name="T1">; </text:span><text:a xlink:type="simple" xlink:href="http://bibliaonline.com.br/acf/is/45/5" text:style-name="Internet_20_link" text:visited-style-name="Visited_20_Internet_20_Link">45:5</text:a><text:span text:style-name="T1">). Os judeus retornaram à terra por seu decreto (</text:span><text:a xlink:type="simple" xlink:href="http://bibliaonline.com.br/acf/ed/1/1-4" text:style-name="Internet_20_link" text:visited-style-name="Visited_20_Internet_20_Link">Ed 1:1-4</text:a><text:span text:style-name="T1">).<text:line-break/></text:span></text:p>
      <text:p text:style-name="P1"><text:span text:style-name="T1"><text:line-break/>GRÉCIA - Bronze (</text:span><text:a xlink:type="simple" xlink:href="http://bibliaonline.com.br/acf/dn/2/39" text:style-name="Internet_20_link" text:visited-style-name="Visited_20_Internet_20_Link">Dn 2:39</text:a><text:span text:style-name="T1">); Leopardo (</text:span><text:a xlink:type="simple" xlink:href="http://bibliaonline.com.br/acf/dn/7/6" text:style-name="Internet_20_link" text:visited-style-name="Visited_20_Internet_20_Link">Dn 7:6</text:a><text:span text:style-name="T1">); Bode (</text:span><text:a xlink:type="simple" xlink:href="http://bibliaonline.com.br/acf/dn/8/6" text:style-name="Internet_20_link" text:visited-style-name="Visited_20_Internet_20_Link">Dn 8:6</text:a><text:span text:style-name="T1">). Alexandre o Grande é visto no capítulo </text:span><text:a xlink:type="simple" xlink:href="http://bibliaonline.com.br/acf/dn/11/3" text:style-name="Internet_20_link" text:visited-style-name="Visited_20_Internet_20_Link">11:3</text:a><text:span text:style-name="T1">.<text:line-break/></text:span></text:p>
      <text:p text:style-name="P1"><text:span text:style-name="T1"><text:line-break/>ROMA - Ferro etc. (</text:span><text:a xlink:type="simple" xlink:href="http://bibliaonline.com.br/acf/dn/2/40" text:style-name="Internet_20_link" text:visited-style-name="Visited_20_Internet_20_Link">Dn 2:40</text:a><text:span text:style-name="T1">); Animal indescritível (</text:span><text:a xlink:type="simple" xlink:href="http://bibliaonline.com.br/acf/dn/7/7" text:style-name="Internet_20_link" text:visited-style-name="Visited_20_Internet_20_Link">Dn 7:7</text:a><text:span text:style-name="T1">). Cristo nasce sob este império (</text:span><text:a xlink:type="simple" xlink:href="http://bibliaonline.com.br/acf/lc/2/1" text:style-name="Internet_20_link" text:visited-style-name="Visited_20_Internet_20_Link">Lc 2:1</text:a><text:span text:style-name="T1">). Roma deve reaparecer como poder imperial (</text:span><text:a xlink:type="simple" xlink:href="http://bibliaonline.com.br/acf/ap/13/1-3" text:style-name="Internet_20_link" text:visited-style-name="Visited_20_Internet_20_Link">Ap 13:1-3</text:a><text:span text:style-name="T1">; </text:span><text:a xlink:type="simple" xlink:href="http://bibliaonline.com.br/acf/ap/17/8" text:style-name="Internet_20_link" text:visited-style-name="Visited_20_Internet_20_Link">17:8</text:a><text:span text:style-name="T1">). Uma confederação de 10 reinos (</text:span><text:a xlink:type="simple" xlink:href="http://bibliaonline.com.br/acf/dn/7/7,24" text:style-name="Internet_20_link" text:visited-style-name="Visited_20_Internet_20_Link">Dn 7:7, 24</text:a><text:span text:style-name="T1">; </text:span><text:a xlink:type="simple" xlink:href="http://bibliaonline.com.br/acf/ap/17/12-14" text:style-name="Internet_20_link" text:visited-style-name="Visited_20_Internet_20_Link">Ap 17:12-14</text:a><text:span text:style-name="T1">).<text:line-break/><text:line-break/>CHIFRE PEQUENO - O último imperador de Roma (</text:span><text:a xlink:type="simple" xlink:href="http://bibliaonline.com.br/acf/dn/7/8,24-25" text:style-name="Internet_20_link" text:visited-style-name="Visited_20_Internet_20_Link">Dn 7:8, 24-25</text:a><text:span text:style-name="T1">; Ap </text:span><text:a xlink:type="simple" xlink:href="http://bibliaonline.com.br/acf/ap/13/9-11" text:style-name="Internet_20_link" text:visited-style-name="Visited_20_Internet_20_Link">13:9-11</text:a><text:span text:style-name="T1">).<text:line-break/></text:span></text:p>
      <text:p text:style-name="P1"><text:span text:style-name="T1"><text:line-break/>O REINO DE CRISTO destruirá e superará todos os outros reinos (</text:span><text:a xlink:type="simple" xlink:href="http://bibliaonline.com.br/acf/dn/2/44-45" text:style-name="Internet_20_link" text:visited-style-name="Visited_20_Internet_20_Link">Dn 2:44-45</text:a><text:span text:style-name="T1">; </text:span><text:a xlink:type="simple" xlink:href="http://bibliaonline.com.br/acf/dn/7/13-14" text:style-name="Internet_20_link" text:visited-style-name="Visited_20_Internet_20_Link">7:13-14</text:a><text:span text:style-name="T1">; </text:span><text:a xlink:type="simple" xlink:href="http://bibliaonline.com.br/acf/ap/17/14" text:style-name="Internet_20_link" text:visited-style-name="Visited_20_Internet_20_Link">Ap 17:14</text:a><text:span text:style-name="T1">; </text:span><text:a xlink:type="simple" xlink:href="http://bibliaonline.com.br/acf/ap/19/11-21" text:style-name="Internet_20_link" text:visited-style-name="Visited_20_Internet_20_Link">19:11-21</text:a><text:span text:style-name="T1">).<text:line-break/></text:span></text:p>
      <text:p text:style-name="P1"><text:span text:style-name="T1"><text:line-break/>A profecia das SETENTA SEMANAS (</text:span><text:a xlink:type="simple" xlink:href="http://bibliaonline.com.br/acf/dn/9/24-27" text:style-name="Internet_20_link" text:visited-style-name="Visited_20_Internet_20_Link">Dn 9:24-27</text:a><text:span text:style-name="T1">) é dividida em três partes -- 7, 62 e 1. O período começa com o decreto para reconstruir Jeursalém (445 A.C.: </text:span><text:a xlink:type="simple" xlink:href="http://bibliaonline.com.br/acf/dn/9/25" text:style-name="Internet_20_link" text:visited-style-name="Visited_20_Internet_20_Link">Dn 9:25</text:a><text:span text:style-name="T1">; </text:span><text:a xlink:type="simple" xlink:href="http://bibliaonline.com.br/acf/ne/2/" text:style-name="Internet_20_link" text:visited-style-name="Visited_20_Internet_20_Link">Ne 2</text:a><text:span text:style-name="T1">) e termina com a vinda de Cristo. São semanas de anos - portanto 490 anos. Sete semanas -- 49 anos -- foram ocupadas com a reconstrução da cidade e do muro (</text:span><text:a xlink:type="simple" xlink:href="http://bibliaonline.com.br/acf/ne/3/" text:style-name="Internet_20_link" text:visited-style-name="Visited_20_Internet_20_Link">Ne 3</text:a><text:span text:style-name="T1">, 4); acrescente a estas mais 62 semanas - 434 anos -- e o total é 483, e chegamos ao Messias, o Príncipe. Sua rejeição por Israel (</text:span><text:a xlink:type="simple" xlink:href="http://bibliaonline.com.br/acf/dn/9/26" text:style-name="Internet_20_link" text:visited-style-name="Visited_20_Internet_20_Link">Dn 9:26</text:a><text:span text:style-name="T1">) interrompeu a bênção; portanto resta uma semana para se cumprir no futuro (</text:span><text:a xlink:type="simple" xlink:href="http://bibliaonline.com.br/acf/dn/9/27" text:style-name="Internet_20_link" text:visited-style-name="Visited_20_Internet_20_Link">Dn 9:27</text:a><text:span text:style-name="T1">). Serão sete anos de tribulação -- nos últimos 3,5 anos a tribulação será intensa. É isso que está reservado aos judeus restaurados antes que a bênção final seja introduzida pela vinda de Cristo (Ap </text:span><text:a xlink:type="simple" xlink:href="http://bibliaonline.com.br/acf/ap/12/6,12-14" text:style-name="Internet_20_link" text:visited-style-name="Visited_20_Internet_20_Link">12:6, 12-14</text:a><text:span text:style-name="T1">; </text:span><text:a xlink:type="simple" xlink:href="http://bibliaonline.com.br/acf/dn/12/1,7,11" text:style-name="Internet_20_link" text:visited-style-name="Visited_20_Internet_20_Link">Dn 12:1, 7, 11</text:a><text:span text:style-name="T1">).<text:line-break/></text:span></text:p>
      <text:p text:style-name="P1"><text:span text:style-name="T1"><text:line-break/>CRISTO foi o teste final para Israel (</text:span><text:a xlink:type="simple" xlink:href="http://bibliaonline.com.br/acf/mt/21/37" text:style-name="Internet_20_link" text:visited-style-name="Visited_20_Internet_20_Link">Mt 21:37</text:a><text:span text:style-name="T1">).<text:line-break/></text:span></text:p>
      <text:p text:style-name="P1"><text:soft-page-break/><text:span text:style-name="T1"><text:line-break/>Rejeitado (</text:span><text:a xlink:type="simple" xlink:href="http://bibliaonline.com.br/acf/is/50" text:style-name="Internet_20_link" text:visited-style-name="Visited_20_Internet_20_Link">Is 50</text:a><text:span text:style-name="T1">, </text:span><text:a xlink:type="simple" xlink:href="http://bibliaonline.com.br/acf/is/53" text:style-name="Internet_20_link" text:visited-style-name="Visited_20_Internet_20_Link">53</text:a><text:span text:style-name="T1">; </text:span><text:a xlink:type="simple" xlink:href="http://bibliaonline.com.br/acf/mq/5/1-3" text:style-name="Internet_20_link" text:visited-style-name="Visited_20_Internet_20_Link">Mq 5:1-3</text:a><text:span text:style-name="T1">; </text:span><text:a xlink:type="simple" xlink:href="http://bibliaonline.com.br/acf/jo/19/13-15" text:style-name="Internet_20_link" text:visited-style-name="Visited_20_Internet_20_Link">Jo 19:13-15</text:a><text:span text:style-name="T1">).<text:line-break/></text:span></text:p>
      <text:p text:style-name="P1"><text:span text:style-name="T1"><text:line-break/>Exaltado por Deus (</text:span><text:a xlink:type="simple" xlink:href="http://bibliaonline.com.br/acf/atos/2/33-36" text:style-name="Internet_20_link" text:visited-style-name="Visited_20_Internet_20_Link">At 2:33-36</text:a><text:span text:style-name="T1">). Permanece nos céus até o arrependimento de Israel (</text:span><text:a xlink:type="simple" xlink:href="http://bibliaonline.com.br/acf/atos/3/19-21" text:style-name="Internet_20_link" text:visited-style-name="Visited_20_Internet_20_Link">At 3:19-21</text:a><text:span text:style-name="T1">). O LIVRO DE ATOS é a história da graça de Deus e tolerância para com Israel. O evangelho foi primeiro pregado a eles (</text:span><text:a xlink:type="simple" xlink:href="http://bibliaonline.com.br/acf/atos/2/30" text:style-name="Internet_20_link" text:visited-style-name="Visited_20_Internet_20_Link">At 2:30</text:a><text:span text:style-name="T1">; </text:span><text:a xlink:type="simple" xlink:href="http://bibliaonline.com.br/acf/atos/3/26" text:style-name="Internet_20_link" text:visited-style-name="Visited_20_Internet_20_Link">3:26</text:a><text:span text:style-name="T1">). O Reino foi mais uma vez apresentado a eles (</text:span><text:a xlink:type="simple" xlink:href="http://bibliaonline.com.br/acf/atos/3/19-21" text:style-name="Internet_20_link" text:visited-style-name="Visited_20_Internet_20_Link">At 3:19-21</text:a><text:span text:style-name="T1">). O testemunho de Estêvão foi rejeitado, e cumpriu-se </text:span><text:a xlink:type="simple" xlink:href="http://bibliaonline.com.br/acf/lc/19/14" text:style-name="Internet_20_link" text:visited-style-name="Visited_20_Internet_20_Link">Lc 19:14</text:a><text:span text:style-name="T1">. A sentença divina foi lavrada sobre eles em Atos </text:span><text:a xlink:type="simple" xlink:href="http://bibliaonline.com.br/acf/atos/28/25-28" text:style-name="Internet_20_link" text:visited-style-name="Visited_20_Internet_20_Link">28:25-28</text:a><text:span text:style-name="T1">. Veja 1 Ts </text:span><text:a xlink:type="simple" xlink:href="http://bibliaonline.com.br/acf/1ts/2/15-16" text:style-name="Internet_20_link" text:visited-style-name="Visited_20_Internet_20_Link">2:15-16</text:a><text:span text:style-name="T1">.<text:line-break/></text:span></text:p>
      <text:p text:style-name="P1"><text:span text:style-name="T1"><text:line-break/>A IGREJA agora está sendo reunida. O Evangelho atualmente pregado difere tanto do Evangelho do Reino (</text:span><text:a xlink:type="simple" xlink:href="http://bibliaonline.com.br/acf/mt/3/3" text:style-name="Internet_20_link" text:visited-style-name="Visited_20_Internet_20_Link">Mt 3:3</text:a><text:span text:style-name="T1">; Mt </text:span><text:a xlink:type="simple" xlink:href="http://bibliaonline.com.br/acf/mt/4/17" text:style-name="Internet_20_link" text:visited-style-name="Visited_20_Internet_20_Link">4:17</text:a><text:span text:style-name="T1">, </text:span><text:a xlink:type="simple" xlink:href="http://bibliaonline.com.br/acf/mt/10/5-7" text:style-name="Internet_20_link" text:visited-style-name="Visited_20_Internet_20_Link">10:5-7</text:a><text:span text:style-name="T1">) quanto do Evangelho Eterno (</text:span><text:a xlink:type="simple" xlink:href="http://bibliaonline.com.br/acf/ap/14/6-7" text:style-name="Internet_20_link" text:visited-style-name="Visited_20_Internet_20_Link">Ap 14:6-7</text:a><text:span text:style-name="T1">). Trata-se do Evangelho da Graça de Deus (</text:span><text:a xlink:type="simple" xlink:href="http://bibliaonline.com.br/acf/atos/20/24" text:style-name="Internet_20_link" text:visited-style-name="Visited_20_Internet_20_Link">At 20:24</text:a><text:span text:style-name="T1">). Para outras descrições deste evangelho veja </text:span><text:a xlink:type="simple" xlink:href="http://bibliaonline.com.br/acf/rm/1/1-9" text:style-name="Internet_20_link" text:visited-style-name="Visited_20_Internet_20_Link">Rm 1:1-9</text:a><text:span text:style-name="T1">; </text:span><text:a xlink:type="simple" xlink:href="http://bibliaonline.com.br/acf/2co/4/4" text:style-name="Internet_20_link" text:visited-style-name="Visited_20_Internet_20_Link">2 Co 4:4</text:a><text:span text:style-name="T1">; </text:span><text:a xlink:type="simple" xlink:href="http://bibliaonline.com.br/acf/1tm/1/11" text:style-name="Internet_20_link" text:visited-style-name="Visited_20_Internet_20_Link">1Tm 1:11</text:a><text:span text:style-name="T1"> etc. O período da Igreja fica fora da profecia. Trata-se de uma interrupção da profecia ou um intervalo nas tratativas de Deus para com Israel. Ele está entre a 69ª e a 70ª semana das 70 semanas de Daniel. A Igreja foi primeiro mencionada em </text:span><text:a xlink:type="simple" xlink:href="http://bibliaonline.com.br/acf/mt/16/18" text:style-name="Internet_20_link" text:visited-style-name="Visited_20_Internet_20_Link">Mt 16:18</text:a><text:span text:style-name="T1"> e ainda assim como algo futuro. Ela começou em </text:span><text:a xlink:type="simple" xlink:href="http://bibliaonline.com.br/acf/atos/2" text:style-name="Internet_20_link" text:visited-style-name="Visited_20_Internet_20_Link">Atos 2</text:a><text:span text:style-name="T1">, mas a verdade a respeito dela não foi revelada enquanto a graça de Deus ainda esperava por Israel. O mistério finalmente foi revelado a Paulo (</text:span><text:a xlink:type="simple" xlink:href="http://bibliaonline.com.br/acf/ef/3/3-6" text:style-name="Internet_20_link" text:visited-style-name="Visited_20_Internet_20_Link">Ef 3:3-6</text:a><text:span text:style-name="T1">). Ele foi preeminentemente o ministro para a Igreja (</text:span><text:a xlink:type="simple" xlink:href="http://bibliaonline.com.br/acf/cl/1/24-25" text:style-name="Internet_20_link" text:visited-style-name="Visited_20_Internet_20_Link">Cl 1:24-25</text:a><text:span text:style-name="T1">).<text:line-break/></text:span></text:p>
      <text:p text:style-name="P1"><text:span text:style-name="T1"><text:line-break/>A Igreja é o CORPO de Cristo -- um vaso adequado para exibir as glórias e perfeições de sua Cabeça (</text:span><text:a xlink:type="simple" xlink:href="http://bibliaonline.com.br/acf/ef/1/23" text:style-name="Internet_20_link" text:visited-style-name="Visited_20_Internet_20_Link">Ef 1:23</text:a><text:span text:style-name="T1">).<text:line-break/></text:span></text:p>
      <text:p text:style-name="P1"><text:span text:style-name="T1"><text:line-break/>Ela é a HABITAÇÃO de Deus (</text:span><text:a xlink:type="simple" xlink:href="http://bibliaonline.com.br/acf/ef/2/22" text:style-name="Internet_20_link" text:visited-style-name="Visited_20_Internet_20_Link">Ef 2:22</text:a><text:span text:style-name="T1">), portanto o lugar onde Ele habita.<text:line-break/></text:span></text:p>
      <text:p text:style-name="P1"><text:span text:style-name="T1"><text:line-break/>Ela é o TEMPLO do Espírito Santo (1 Co </text:span><text:a xlink:type="simple" xlink:href="http://bibliaonline.com.br/acf/1co/3/16-17" text:style-name="Internet_20_link" text:visited-style-name="Visited_20_Internet_20_Link">3:16-17</text:a><text:span text:style-name="T1">), portanto o lugar da divina manifestação e adoração (Sl </text:span><text:a xlink:type="simple" xlink:href="http://bibliaonline.com.br/acf/sl/29/9" text:style-name="Internet_20_link" text:visited-style-name="Visited_20_Internet_20_Link">29:9</text:a><text:span text:style-name="T1">).<text:line-break/></text:span></text:p>
      <text:p text:style-name="P1"><text:span text:style-name="T1"><text:line-break/>Ela é a CASA de Deus (</text:span><text:a xlink:type="simple" xlink:href="http://bibliaonline.com.br/acf/1tm/3/15" text:style-name="Internet_20_link" text:visited-style-name="Visited_20_Internet_20_Link">1Tm 3:15</text:a><text:span text:style-name="T1">), portanto um lugar de responsabilidade para todos os servos de Deus.<text:line-break/></text:span></text:p>
      <text:p text:style-name="P1"><text:span text:style-name="T1"><text:line-break/>O período da Igreja é o mais privilegiado de todos. O Espírito Santo está presente pessoalmente nos santos na terra, e a vocação celestial está em operação. Isto terminará com a descida do Senhor nos ares de acordo com </text:span><text:a xlink:type="simple" xlink:href="http://bibliaonline.com.br/acf/1ts/4/15-17" text:style-name="Internet_20_link" text:visited-style-name="Visited_20_Internet_20_Link">1Ts 4:15-17</text:a><text:span text:style-name="T1">.<text:line-break/><text:line-break/></text:span><text:soft-page-break/><text:span text:style-name="T1">A história da Igreja vista como um sistema de profissão cristã é apresentada profeticamente nas epístolas às sete igrejas da Ásia (</text:span><text:a xlink:type="simple" xlink:href="http://bibliaonline.com.br/acf/ap/2" text:style-name="Internet_20_link" text:visited-style-name="Visited_20_Internet_20_Link">Ap 2</text:a><text:span text:style-name="T1">-3).<text:line-break/></text:span></text:p>
      <text:p text:style-name="P1"><text:span text:style-name="T1"><text:line-break/>DEPOIS que a Igreja de Deus for removida e levada para a casa do Pai o mal irá se espalhar pelo mundo.<text:line-break/></text:span></text:p>
      <text:p text:style-name="P1"><text:span text:style-name="T1"><text:line-break/>A BABILÔNIA, A GRANDE, se desenvolverá a partir da união dos corpos religiosos da cristandade (</text:span><text:a xlink:type="simple" xlink:href="http://bibliaonline.com.br/acf/ap/17/" text:style-name="Internet_20_link" text:visited-style-name="Visited_20_Internet_20_Link">Ap 17</text:a><text:span text:style-name="T1">).<text:line-break/></text:span></text:p>
      <text:p text:style-name="P1"><text:span text:style-name="T1"><text:line-break/>O IMPÉRIO ROMANO voltará como uma confederação de dez reinos (</text:span><text:a xlink:type="simple" xlink:href="http://bibliaonline.com.br/acf/ap/17/12" text:style-name="Internet_20_link" text:visited-style-name="Visited_20_Internet_20_Link">Ap 17:12</text:a><text:span text:style-name="T1">). Ele será ímpio em sua essência (</text:span><text:a xlink:type="simple" xlink:href="http://bibliaonline.com.br/acf/ap/13/5-6" text:style-name="Internet_20_link" text:visited-style-name="Visited_20_Internet_20_Link">Ap 13:5-6</text:a><text:span text:style-name="T1">), apesar de permitir que o poder religioso esteja montado em si por um breve período (</text:span><text:a xlink:type="simple" xlink:href="http://bibliaonline.com.br/acf/ap/17/3,16" text:style-name="Internet_20_link" text:visited-style-name="Visited_20_Internet_20_Link">Ap 17:3, 16</text:a><text:span text:style-name="T1">).<text:line-break/></text:span></text:p>
      <text:p text:style-name="P1"><text:span text:style-name="T1"><text:line-break/>O ANTICRISTO aparecerá na Judéia e será aceito pelos judeus que tiverem retornado à terra (</text:span><text:a xlink:type="simple" xlink:href="http://bibliaonline.com.br/acf/jo/5/43" text:style-name="Internet_20_link" text:visited-style-name="Visited_20_Internet_20_Link">Jo 5:43</text:a><text:span text:style-name="T1">). Em nome deles o anticristo firmará uma aliança por sete anos com o líder romano (</text:span><text:a xlink:type="simple" xlink:href="http://bibliaonline.com.br/acf/dn/9/27" text:style-name="Internet_20_link" text:visited-style-name="Visited_20_Internet_20_Link">Dn 9:27</text:a><text:span text:style-name="T1">). Esta é a “semana” que falta cumprir que já foi mencionada. Na metade dessa aliança esses confederados se voltarão contra os judeus e tentarão forçá-los a praticar idolatria (Dn </text:span><text:a xlink:type="simple" xlink:href="http://bibliaonline.com.br/acf/dn/11/36-39" text:style-name="Internet_20_link" text:visited-style-name="Visited_20_Internet_20_Link">11:36-39</text:a><text:span text:style-name="T1">;</text:span><text:a xlink:type="simple" xlink:href="http://bibliaonline.com.br/acf/ap/13/11-18" text:style-name="Internet_20_link" text:visited-style-name="Visited_20_Internet_20_Link">Ap 13:11-18</text:a><text:span text:style-name="T1">). Isso irá trazer sobre eles a grande tribulação (</text:span><text:a xlink:type="simple" xlink:href="http://bibliaonline.com.br/acf/mt/24/15-22" text:style-name="Internet_20_link" text:visited-style-name="Visited_20_Internet_20_Link">Mt 24:15-22</text:a><text:span text:style-name="T1">). Um testemunho especial se levantará nesse período nas ruas de Jerusalém por testemunhas que serão similares em seu caráter a Moisés e Elias (</text:span><text:a xlink:type="simple" xlink:href="http://bibliaonline.com.br/acf/ap/11/3-13" text:style-name="Internet_20_link" text:visited-style-name="Visited_20_Internet_20_Link">Ap 11:3-13</text:a><text:span text:style-name="T1">). Satanás estará ativo com toda a sua malignidade durante esse período, havendo então acabado de ser expulso dos céus (</text:span><text:a xlink:type="simple" xlink:href="http://bibliaonline.com.br/acf/ap/12/13-17" text:style-name="Internet_20_link" text:visited-style-name="Visited_20_Internet_20_Link">Ap 12:13-17</text:a><text:span text:style-name="T1">). Da Judéia, que será o centro do anticristo, a apostasia se espalhará sobre todos os que “não receberam o amor da verdade” (2 Ts 2).<text:line-break/></text:span></text:p>
      <text:p text:style-name="P1"><text:span text:style-name="T1"><text:line-break/>No Oriente, tanto os reis do Norte e do Sul -- Síria e Egito -- farão guerra contra o anticristo (</text:span><text:a xlink:type="simple" xlink:href="http://bibliaonline.com.br/acf/dn/11/40-45" text:style-name="Internet_20_link" text:visited-style-name="Visited_20_Internet_20_Link">Dn 11:40-45</text:a><text:span text:style-name="T1">). O Rei do Norte será um grande causador de problemas para os judeus que tiverem retornado à terra (</text:span><text:a xlink:type="simple" xlink:href="http://bibliaonline.com.br/acf/dn/8/9-12,23-25" text:style-name="Internet_20_link" text:visited-style-name="Visited_20_Internet_20_Link">Dn 8:9-12, 23-25</text:a><text:span text:style-name="T1">), e acabará encontrando seu fim na vinda do Senhor.<text:line-break/></text:span></text:p>
      <text:p text:style-name="P1"><text:span text:style-name="T1"><text:line-break/>Durante este curto período muita coisa estará acontecendo nos céus. Os santos glorificados estarão diante do Tribunal de Cristo para ter suas obras julgadas (</text:span><text:a xlink:type="simple" xlink:href="http://bibliaonline.com.br/acf/mt/25/19" text:style-name="Internet_20_link" text:visited-style-name="Visited_20_Internet_20_Link">Mt 25:19</text:a><text:span text:style-name="T1">; </text:span><text:a xlink:type="simple" xlink:href="http://bibliaonline.com.br/acf/2co/5/10" text:style-name="Internet_20_link" text:visited-style-name="Visited_20_Internet_20_Link">2 Co 5:10</text:a><text:span text:style-name="T1">). Então serão determinados os lugares que ocuparão no reino milenial. As bodas do Cordeiro serão então celebradas (</text:span><text:a xlink:type="simple" xlink:href="http://bibliaonline.com.br/acf/ap/19/7-9" text:style-name="Internet_20_link" text:visited-style-name="Visited_20_Internet_20_Link">Ap 19:7-9</text:a><text:span text:style-name="T1">). Os Selos, Trobetas e Cálices de Apocalipse -- vários juízos -- serão todos derramados sobre a terra durante esse período.<text:line-break/></text:span></text:p>
      <text:p text:style-name="P1"><text:span text:style-name="T1"><text:line-break/>A VINDA DE CRISTO COM OS SEUS SANTOS é descrita simbolicamente em Ap </text:span><text:a xlink:type="simple" xlink:href="http://bibliaonline.com.br/acf/ap/19/11-16" text:style-name="Internet_20_link" text:visited-style-name="Visited_20_Internet_20_Link">19:11-16</text:a><text:span text:style-name="T1">. Os </text:span><text:soft-page-break/><text:span text:style-name="T1">anjos estarão presentes (</text:span><text:a xlink:type="simple" xlink:href="http://bibliaonline.com.br/acf/2ts/1/7" text:style-name="Internet_20_link" text:visited-style-name="Visited_20_Internet_20_Link">2Ts 1:7</text:a><text:span text:style-name="T1">). Trata-se do dia do poder de Cristo (</text:span><text:a xlink:type="simple" xlink:href="http://bibliaonline.com.br/acf/sl/110/3" text:style-name="Internet_20_link" text:visited-style-name="Visited_20_Internet_20_Link">Sl 110:3</text:a><text:span text:style-name="T1">), e da ira. Veja Jo </text:span><text:a xlink:type="simple" xlink:href="http://bibliaonline.com.br/acf/jo/3/17" text:style-name="Internet_20_link" text:visited-style-name="Visited_20_Internet_20_Link">3:17</text:a><text:span text:style-name="T1">. Os exércitos armados se oporão a Ele, apenas para serem transformados em banquete para os pássaros de rapina (</text:span><text:a xlink:type="simple" xlink:href="http://bibliaonline.com.br/acf/ap/19/17-21" text:style-name="Internet_20_link" text:visited-style-name="Visited_20_Internet_20_Link">Ap 19:17-21</text:a><text:span text:style-name="T1">). A Besta e o falso profeta, o líder romano e o Anticristo, serão lançados no lago de fogo. Veja Isaías </text:span><text:a xlink:type="simple" xlink:href="http://bibliaonline.com.br/acf/is/14/12-20" text:style-name="Internet_20_link" text:visited-style-name="Visited_20_Internet_20_Link">14:12-20</text:a><text:span text:style-name="T1"> para a condenação da Besta. Os pés de Cristo pisarão o Monte das Oliveiras. Jerusalém estará na outra extremidade quando Ele vier (</text:span><text:a xlink:type="simple" xlink:href="http://bibliaonline.com.br/acf/zc/14/1-5" text:style-name="Internet_20_link" text:visited-style-name="Visited_20_Internet_20_Link">Zc 14:1-5</text:a><text:span text:style-name="T1">).<text:line-break/></text:span></text:p>
      <text:p text:style-name="P1"><text:span text:style-name="T1"><text:line-break/>ISRAEL será então reunido, já que apenas as duas tribos estavam na terra em Sua vinda (</text:span><text:a xlink:type="simple" xlink:href="http://bibliaonline.com.br/acf/mt/24/31" text:style-name="Internet_20_link" text:visited-style-name="Visited_20_Internet_20_Link">Mt 24:31</text:a><text:span text:style-name="T1">; </text:span><text:a xlink:type="simple" xlink:href="http://bibliaonline.com.br/acf/is/11/11-16" text:style-name="Internet_20_link" text:visited-style-name="Visited_20_Internet_20_Link">Is 11:11-16</text:a><text:span text:style-name="T1">).<text:line-break/></text:span></text:p>
      <text:p text:style-name="P1"><text:span text:style-name="T1"><text:line-break/>Os rebeldes dentre eles serão extirpados (</text:span><text:a xlink:type="simple" xlink:href="http://bibliaonline.com.br/acf/ez/20/33-38" text:style-name="Internet_20_link" text:visited-style-name="Visited_20_Internet_20_Link">Ez 20:33-38</text:a><text:span text:style-name="T1">).<text:line-break/></text:span></text:p>
      <text:p text:style-name="P1"><text:span text:style-name="T1"><text:line-break/>Ao remanescente será mostrada misericórdia (</text:span><text:a xlink:type="simple" xlink:href="http://bibliaonline.com.br/acf/rm/11/26-32" text:style-name="Internet_20_link" text:visited-style-name="Visited_20_Internet_20_Link">Rm 11:26-32</text:a><text:span text:style-name="T1">). Todas as doze tribos serão reunidas (</text:span><text:a xlink:type="simple" xlink:href="http://bibliaonline.com.br/acf/ez/37/15-27" text:style-name="Internet_20_link" text:visited-style-name="Visited_20_Internet_20_Link">Ez 37:15-27</text:a><text:span text:style-name="T1">).<text:line-break/></text:span></text:p>
      <text:p text:style-name="P1"><text:span text:style-name="T1"><text:line-break/>Israel será então liderado para batalhar contra Edom, Moabe e Amom (</text:span><text:a xlink:type="simple" xlink:href="http://bibliaonline.com.br/acf/is/11/14" text:style-name="Internet_20_link" text:visited-style-name="Visited_20_Internet_20_Link">Is 11:14</text:a><text:span text:style-name="T1">; </text:span><text:a xlink:type="simple" xlink:href="http://bibliaonline.com.br/acf/ez/25/14" text:style-name="Internet_20_link" text:visited-style-name="Visited_20_Internet_20_Link">Ez 25:14</text:a><text:span text:style-name="T1">, </text:span><text:a xlink:type="simple" xlink:href="http://bibliaonline.com.br/acf/ez/35/14-15" text:style-name="Internet_20_link" text:visited-style-name="Visited_20_Internet_20_Link">35:14-15</text:a><text:span text:style-name="T1">). Ocorre a invasão russa (</text:span><text:a xlink:type="simple" xlink:href="http://bibliaonline.com.br/acf/ez/38/-39" text:style-name="Internet_20_link" text:visited-style-name="Visited_20_Internet_20_Link">Ez 38-39</text:a><text:span text:style-name="T1">). Neste inimigo serão provavelmente cumpridas as muitas profecias que ainda não tiverem se cumprido concernente aos Assírios (</text:span><text:a xlink:type="simple" xlink:href="http://bibliaonline.com.br/acf/mq/5/5-6" text:style-name="Internet_20_link" text:visited-style-name="Visited_20_Internet_20_Link">Mq 5:5-6</text:a><text:span text:style-name="T1">; </text:span><text:a xlink:type="simple" xlink:href="http://bibliaonline.com.br/acf/is/10/12" text:style-name="Internet_20_link" text:visited-style-name="Visited_20_Internet_20_Link">Is 10:12</text:a><text:span text:style-name="T1">, </text:span><text:a xlink:type="simple" xlink:href="http://bibliaonline.com.br/acf/is/14/24-27" text:style-name="Internet_20_link" text:visited-style-name="Visited_20_Internet_20_Link">14:24-27</text:a><text:span text:style-name="T1">). O Espírito de Deus é novamente derramado (</text:span><text:a xlink:type="simple" xlink:href="http://bibliaonline.com.br/acf/jl/2/28-32" text:style-name="Internet_20_link" text:visited-style-name="Visited_20_Internet_20_Link">Jl 2:28-32</text:a><text:span text:style-name="T1">). O Templo é reconstruído (</text:span><text:a xlink:type="simple" xlink:href="http://bibliaonline.com.br/acf/ez/40/-42" text:style-name="Internet_20_link" text:visited-style-name="Visited_20_Internet_20_Link">Ez 40-42</text:a><text:span text:style-name="T1">). O “Shekiná” (presença de Deus) voltará (</text:span><text:a xlink:type="simple" xlink:href="http://bibliaonline.com.br/acf/ez/43/1-6" text:style-name="Internet_20_link" text:visited-style-name="Visited_20_Internet_20_Link">Ez 43:1-6</text:a><text:span text:style-name="T1">).<text:line-break/></text:span></text:p>
      <text:p text:style-name="P1"><text:span text:style-name="T1"><text:line-break/>Um príncipe é designado como vice-regente para Cristo (</text:span><text:a xlink:type="simple" xlink:href="http://bibliaonline.com.br/acf/ez/44/1-3" text:style-name="Internet_20_link" text:visited-style-name="Visited_20_Internet_20_Link">Ez 44:1-3</text:a><text:span text:style-name="T1">, </text:span><text:a xlink:type="simple" xlink:href="http://bibliaonline.com.br/acf/ez/46/1-18" text:style-name="Internet_20_link" text:visited-style-name="Visited_20_Internet_20_Link">46:1-18</text:a><text:span text:style-name="T1">). O sacerdócio é restabelecido (</text:span><text:a xlink:type="simple" xlink:href="http://bibliaonline.com.br/acf/ez/44/9-31" text:style-name="Internet_20_link" text:visited-style-name="Visited_20_Internet_20_Link">Ez 44:9-31</text:a><text:span text:style-name="T1">). Os sacrifícios voltam a ser oferecidos (</text:span><text:a xlink:type="simple" xlink:href="http://bibliaonline.com.br/acf/ez/46/13-15" text:style-name="Internet_20_link" text:visited-style-name="Visited_20_Internet_20_Link">Ez 46:13-15</text:a><text:span text:style-name="T1">). A Páscoa, a Festa dos Pães Ázimos, e dos Tabernáculos serão revividas, mas não a do Pentecostes ou do Dia da Expiação (</text:span><text:a xlink:type="simple" xlink:href="http://bibliaonline.com.br/acf/ez/47/18-25" text:style-name="Internet_20_link" text:visited-style-name="Visited_20_Internet_20_Link">Ez 47:18-25</text:a><text:span text:style-name="T1">). Um rio fluirá do templo (</text:span><text:a xlink:type="simple" xlink:href="http://bibliaonline.com.br/acf/ez/47/1-12" text:style-name="Internet_20_link" text:visited-style-name="Visited_20_Internet_20_Link">Ez 47:1-12</text:a><text:span text:style-name="T1">; </text:span><text:a xlink:type="simple" xlink:href="http://bibliaonline.com.br/acf/zc/14/8" text:style-name="Internet_20_link" text:visited-style-name="Visited_20_Internet_20_Link">Zc 14:8</text:a><text:span text:style-name="T1">). A terra será dividida segundo um novo plano -- o templo ficará no meio, seis tribos ao norte dele e seis tribos ao sul (Ez 48).<text:line-break/></text:span></text:p>
      <text:p text:style-name="P1"><text:span text:style-name="T1"><text:line-break/>O MILÊNIO traz bênção universal, mas através de Israel sendo o canal (</text:span><text:a xlink:type="simple" xlink:href="http://bibliaonline.com.br/acf/sl/47/" text:style-name="Internet_20_link" text:visited-style-name="Visited_20_Internet_20_Link">Sl 47</text:a><text:span text:style-name="T1">; </text:span><text:a xlink:type="simple" xlink:href="http://bibliaonline.com.br/acf/dt/32/43" text:style-name="Internet_20_link" text:visited-style-name="Visited_20_Internet_20_Link">Dt 32:43</text:a><text:span text:style-name="T1">). Todas as nações reconhecem o lugar especial de Israel (</text:span><text:a xlink:type="simple" xlink:href="http://bibliaonline.com.br/acf/zc/8/20-23" text:style-name="Internet_20_link" text:visited-style-name="Visited_20_Internet_20_Link">Zc 8:20-23</text:a><text:span text:style-name="T1">; </text:span><text:a xlink:type="simple" xlink:href="http://bibliaonline.com.br/acf/sl/68/29" text:style-name="Internet_20_link" text:visited-style-name="Visited_20_Internet_20_Link">Sl 68:29</text:a><text:span text:style-name="T1">). Embaixadores de todas as terras vão a Israel para a Festa dos Tabernáculos (Zc </text:span><text:a xlink:type="simple" xlink:href="http://bibliaonline.com.br/acf/zc/14/16-19" text:style-name="Internet_20_link" text:visited-style-name="Visited_20_Internet_20_Link">14:16-19</text:a><text:span text:style-name="T1">). Cada nação conserva sua soberania, mas todas reconhecem a supremacia de Cristo (</text:span><text:a xlink:type="simple" xlink:href="http://bibliaonline.com.br/acf/sl/72/10-11" text:style-name="Internet_20_link" text:visited-style-name="Visited_20_Internet_20_Link">Sl 72:10-11</text:a><text:span text:style-name="T1">; </text:span><text:a xlink:type="simple" xlink:href="http://bibliaonline.com.br/acf/ap/21/24" text:style-name="Internet_20_link" text:visited-style-name="Visited_20_Internet_20_Link">Ap 21:24</text:a><text:span text:style-name="T1">).<text:line-break/></text:span></text:p>
      <text:p text:style-name="P1"><text:span text:style-name="T1"><text:line-break/>A SANTA CIDADE DE JERUSALÉM -- a igreja glorificada de Deus -- fica em estreita proximidade com a terra durante os 1000 anos (</text:span><text:a xlink:type="simple" xlink:href="http://bibliaonline.com.br/acf/ap/21/9" text:style-name="Internet_20_link" text:visited-style-name="Visited_20_Internet_20_Link">Ap 21:9</text:a><text:span text:style-name="T1"> - 22:5). Todos os santos de Cristo </text:span><text:soft-page-break/><text:span text:style-name="T1">compartilham de seu governo. Veja </text:span><text:a xlink:type="simple" xlink:href="http://bibliaonline.com.br/acf/dn/7/18" text:style-name="Internet_20_link" text:visited-style-name="Visited_20_Internet_20_Link">Dn 7:18</text:a><text:span text:style-name="T1"> para ver sobre os crentes do Antigo Testamento; </text:span><text:a xlink:type="simple" xlink:href="http://bibliaonline.com.br/acf/ef/1/22" text:style-name="Internet_20_link" text:visited-style-name="Visited_20_Internet_20_Link">Ef 1:22</text:a><text:span text:style-name="T1"> para a Igreja, o Seu Corpo; </text:span><text:a xlink:type="simple" xlink:href="http://bibliaonline.com.br/acf/ap/20/4" text:style-name="Internet_20_link" text:visited-style-name="Visited_20_Internet_20_Link">Ap 20:4</text:a><text:span text:style-name="T1"> para os mártires de Apocalipse. Os lugares do reino serão ocupados de acordo com a fidelidade (Lc </text:span><text:a xlink:type="simple" xlink:href="http://bibliaonline.com.br/acf/lc/19/15-19" text:style-name="Internet_20_link" text:visited-style-name="Visited_20_Internet_20_Link">19:15-19</text:a><text:span text:style-name="T1">; </text:span><text:a xlink:type="simple" xlink:href="http://bibliaonline.com.br/acf/mt/16/27" text:style-name="Internet_20_link" text:visited-style-name="Visited_20_Internet_20_Link">Mt 16:27</text:a><text:span text:style-name="T1">, </text:span><text:a xlink:type="simple" xlink:href="http://bibliaonline.com.br/acf/mt/19/28" text:style-name="Internet_20_link" text:visited-style-name="Visited_20_Internet_20_Link">19:28</text:a><text:span text:style-name="T1">; </text:span><text:a xlink:type="simple" xlink:href="http://bibliaonline.com.br/acf/2tm/4/1-2" text:style-name="Internet_20_link" text:visited-style-name="Visited_20_Internet_20_Link">2Tm 4:1-2</text:a><text:span text:style-name="T1">). Nossa posição na casa do Pai é fruto de graça somente (</text:span><text:a xlink:type="simple" xlink:href="http://bibliaonline.com.br/acf/jo/17/24" text:style-name="Internet_20_link" text:visited-style-name="Visited_20_Internet_20_Link">Jo 17:24</text:a><text:span text:style-name="T1">).<text:line-break/></text:span></text:p>
      <text:p text:style-name="P1"><text:span text:style-name="T1"><text:line-break/>FIGURAS de Cristo como Rei:<text:line-break/></text:span></text:p>
      <text:p text:style-name="P1"><text:span text:style-name="T1">- Davi, o homem de guerra (</text:span><text:a xlink:type="simple" xlink:href="http://bibliaonline.com.br/acf/sl/45/" text:style-name="Internet_20_link" text:visited-style-name="Visited_20_Internet_20_Link">Sl 45</text:a><text:span text:style-name="T1">).</text:span></text:p>
      <text:p text:style-name="P1"><text:span text:style-name="T1">- Salomão, o homem de paz (</text:span><text:a xlink:type="simple" xlink:href="http://bibliaonline.com.br/acf/sl/72/" text:style-name="Internet_20_link" text:visited-style-name="Visited_20_Internet_20_Link">Sl 72</text:a><text:span text:style-name="T1">).</text:span></text:p>
      <text:p text:style-name="P1"><text:span text:style-name="T1">- Melquisedeque, o homem de bênção (</text:span><text:a xlink:type="simple" xlink:href="http://bibliaonline.com.br/acf/sl/110" text:style-name="Internet_20_link" text:visited-style-name="Visited_20_Internet_20_Link">Sl 110</text:a><text:span text:style-name="T1">).</text:span></text:p>
      <text:p text:style-name="P1"><text:span text:style-name="T1"><text:line-break/><text:line-break/>No presente momento Ele está assentado no trono de Jeová; então estará assentado em Seu próprio trono. “Assenta-te” descreve Sua posição agora; “Domina” irá descrever Sua posição então (Sl </text:span><text:a xlink:type="simple" xlink:href="http://bibliaonline.com.br/acf/sl/110/1-2" text:style-name="Internet_20_link" text:visited-style-name="Visited_20_Internet_20_Link">110:1-2</text:a><text:span text:style-name="T1">).<text:line-break/></text:span></text:p>
      <text:p text:style-name="P1"><text:span text:style-name="T1"><text:line-break/>Cristo será a Cabeça de toda glória (Ef </text:span><text:a xlink:type="simple" xlink:href="http://bibliaonline.com.br/acf/ef/1/9-10" text:style-name="Internet_20_link" text:visited-style-name="Visited_20_Internet_20_Link">1:9-10</text:a><text:span text:style-name="T1">; </text:span><text:a xlink:type="simple" xlink:href="http://bibliaonline.com.br/acf/hb/1/2" text:style-name="Internet_20_link" text:visited-style-name="Visited_20_Internet_20_Link">Hb 1:2</text:a><text:span text:style-name="T1">).<text:line-break/></text:span></text:p>
      <text:p text:style-name="P1"><text:span text:style-name="T1"><text:line-break/>A JUSTIÇA será a característica dominante do Seu reino (</text:span><text:a xlink:type="simple" xlink:href="http://bibliaonline.com.br/acf/is/32/1" text:style-name="Internet_20_link" text:visited-style-name="Visited_20_Internet_20_Link">Is 32:1</text:a><text:span text:style-name="T1">; </text:span><text:a xlink:type="simple" xlink:href="http://bibliaonline.com.br/acf/sl/72/2-3" text:style-name="Internet_20_link" text:visited-style-name="Visited_20_Internet_20_Link">Sl 72:2-3</text:a><text:span text:style-name="T1">). Veja o </text:span><text:a xlink:type="simple" xlink:href="http://bibliaonline.com.br/acf/sl/101" text:style-name="Internet_20_link" text:visited-style-name="Visited_20_Internet_20_Link">Salmo 101</text:a><text:span text:style-name="T1"> para os sentimentos de Cristo como Rei. Haverá punição para os transgressores (</text:span><text:a xlink:type="simple" xlink:href="http://bibliaonline.com.br/acf/is/65/20" text:style-name="Internet_20_link" text:visited-style-name="Visited_20_Internet_20_Link">Is 65:20</text:a><text:span text:style-name="T1">). Veja </text:span><text:a xlink:type="simple" xlink:href="http://bibliaonline.com.br/acf/2sm/23/1-7" text:style-name="Internet_20_link" text:visited-style-name="Visited_20_Internet_20_Link">2 Sm 23:1-7</text:a><text:span text:style-name="T1">.<text:line-break/></text:span></text:p>
      <text:p text:style-name="P1"><text:span text:style-name="T1"><text:line-break/>A PAZ prevalecerá como fruto da justiça (</text:span><text:a xlink:type="simple" xlink:href="http://bibliaonline.com.br/acf/is/32/17" text:style-name="Internet_20_link" text:visited-style-name="Visited_20_Internet_20_Link">Is 32:17</text:a><text:span text:style-name="T1">; </text:span><text:a xlink:type="simple" xlink:href="http://bibliaonline.com.br/acf/sl/72/7" text:style-name="Internet_20_link" text:visited-style-name="Visited_20_Internet_20_Link">Sl 72:7</text:a><text:span text:style-name="T1">). Não haverá mais guerra (</text:span><text:a xlink:type="simple" xlink:href="http://bibliaonline.com.br/acf/is/2/4" text:style-name="Internet_20_link" text:visited-style-name="Visited_20_Internet_20_Link">Is 2:4</text:a><text:span text:style-name="T1">). <text:line-break/></text:span></text:p>
      <text:p text:style-name="P1"><text:span text:style-name="T1"><text:line-break/>Toda a criação será abençoada e libertada (</text:span><text:a xlink:type="simple" xlink:href="http://bibliaonline.com.br/acf/rm/8/19-22" text:style-name="Internet_20_link" text:visited-style-name="Visited_20_Internet_20_Link">Rm 8:19-22</text:a><text:span text:style-name="T1">; </text:span><text:a xlink:type="simple" xlink:href="http://bibliaonline.com.br/acf/sl/8/7-8" text:style-name="Internet_20_link" text:visited-style-name="Visited_20_Internet_20_Link">Sl 8:7-8</text:a><text:span text:style-name="T1">; Ap 5:23). Veja Is </text:span><text:a xlink:type="simple" xlink:href="http://bibliaonline.com.br/acf/is/65/25" text:style-name="Internet_20_link" text:visited-style-name="Visited_20_Internet_20_Link">65:25</text:a><text:span text:style-name="T1"> para a única exceção.<text:line-break/></text:span></text:p>
      <text:p text:style-name="P1"><text:span text:style-name="T1"><text:line-break/>A CRUZ é o fundamento da glória e bênção do Reino (</text:span><text:a xlink:type="simple" xlink:href="http://bibliaonline.com.br/acf/jo/12/12-24" text:style-name="Internet_20_link" text:visited-style-name="Visited_20_Internet_20_Link">Jo 12:12-24</text:a><text:span text:style-name="T1">; </text:span><text:a xlink:type="simple" xlink:href="http://bibliaonline.com.br/acf/hb/2/6-9" text:style-name="Internet_20_link" text:visited-style-name="Visited_20_Internet_20_Link">Hb 2:6-9</text:a><text:span text:style-name="T1">). Isto será reconhecido (</text:span><text:a xlink:type="simple" xlink:href="http://bibliaonline.com.br/acf/sl/22/31" text:style-name="Internet_20_link" text:visited-style-name="Visited_20_Internet_20_Link">Sl 22:31</text:a><text:span text:style-name="T1">). Cristo irá liderar os louvores da “grande congregação” (</text:span><text:a xlink:type="simple" xlink:href="http://bibliaonline.com.br/acf/sl/22/25" text:style-name="Internet_20_link" text:visited-style-name="Visited_20_Internet_20_Link">Sl 22:25</text:a><text:span text:style-name="T1">). O Seu Reino é “o mundo vindouro”  de </text:span><text:a xlink:type="simple" xlink:href="http://bibliaonline.com.br/acf/hb/2/5" text:style-name="Internet_20_link" text:visited-style-name="Visited_20_Internet_20_Link">Hb 2:5</text:a><text:span text:style-name="T1">.<text:line-break/></text:span></text:p>
      <text:p text:style-name="P1"><text:span text:style-name="T1"><text:line-break/>DEPOIS dos 1000 anos Satanás é solto do abismo e provoca uma revolta contra o grande Rei. </text:span><text:soft-page-break/><text:span text:style-name="T1">Ocorre uma imediata reação e Satanás é lançado no lago de fogo (Ap </text:span><text:a xlink:type="simple" xlink:href="http://bibliaonline.com.br/acf/ap/20/7-10" text:style-name="Internet_20_link" text:visited-style-name="Visited_20_Internet_20_Link">20:7-10</text:a><text:span text:style-name="T1">).<text:line-break/></text:span></text:p>
      <text:p text:style-name="P1"><text:span text:style-name="T1"><text:line-break/>Sob todos os testes -- Lei, Graça e Glória -- o homem terá falhado (</text:span><text:a xlink:type="simple" xlink:href="http://bibliaonline.com.br/acf/jo/2/23-25" text:style-name="Internet_20_link" text:visited-style-name="Visited_20_Internet_20_Link">Jo 2:23-25</text:a><text:span text:style-name="T1">).<text:line-break/></text:span></text:p>
      <text:p text:style-name="P1"><text:span text:style-name="T1"><text:line-break/>O Grande Trono Branco é estabelecido na época da dissolução de todas as coisas (Ap </text:span><text:a xlink:type="simple" xlink:href="http://bibliaonline.com.br/acf/ap/20/11-15" text:style-name="Internet_20_link" text:visited-style-name="Visited_20_Internet_20_Link">20:11-15</text:a><text:span text:style-name="T1">; </text:span><text:a xlink:type="simple" xlink:href="http://bibliaonline.com.br/acf/2pe/3/10-12" text:style-name="Internet_20_link" text:visited-style-name="Visited_20_Internet_20_Link">2 Pe 3:10-12</text:a><text:span text:style-name="T1">). Ocorrem a última ressurreição e o juízo final. <text:line-break/></text:span></text:p>
      <text:p text:style-name="P1"><text:span text:style-name="T1"><text:line-break/> ETERNIDADE. O tempo e as dispensações terminam. Surgem novos céus e nova terra (</text:span><text:a xlink:type="simple" xlink:href="http://bibliaonline.com.br/acf/ap/21/1" text:style-name="Internet_20_link" text:visited-style-name="Visited_20_Internet_20_Link">Ap 21:1</text:a><text:span text:style-name="T1">; </text:span><text:a xlink:type="simple" xlink:href="http://bibliaonline.com.br/acf/2pe/3/13" text:style-name="Internet_20_link" text:visited-style-name="Visited_20_Internet_20_Link">2 Pe 3:13</text:a><text:span text:style-name="T1">). Ambos são ocupados pelos redimidos. A Santa Cidade Jerusalém fica em eterna proximidade com a terra (</text:span><text:a xlink:type="simple" xlink:href="http://bibliaonline.com.br/acf/ap/21/2-4" text:style-name="Internet_20_link" text:visited-style-name="Visited_20_Internet_20_Link">Ap 21:2-4</text:a><text:span text:style-name="T1">). Começa o Descanso de Deus e o Sábado eterno de Seu povo (</text:span><text:a xlink:type="simple" xlink:href="http://bibliaonline.com.br/acf/hb/4/1-9" text:style-name="Internet_20_link" text:visited-style-name="Visited_20_Internet_20_Link">Hb 4:1-9</text:a><text:span text:style-name="T1">). Os santos reinam em vida para sempre (</text:span><text:a xlink:type="simple" xlink:href="http://bibliaonline.com.br/acf/ap/22/5" text:style-name="Internet_20_link" text:visited-style-name="Visited_20_Internet_20_Link">Ap 22:5</text:a><text:span text:style-name="T1">; </text:span><text:a xlink:type="simple" xlink:href="http://bibliaonline.com.br/acf/rm/5/17" text:style-name="Internet_20_link" text:visited-style-name="Visited_20_Internet_20_Link">Rm 5:17</text:a><text:span text:style-name="T1">). Os céus e a terra são agora reconciliados a Deus (</text:span><text:a xlink:type="simple" xlink:href="http://bibliaonline.com.br/acf/cl/1/20" text:style-name="Internet_20_link" text:visited-style-name="Visited_20_Internet_20_Link">Cl 1:20</text:a><text:span text:style-name="T1">). O lago de fogo é colocado em sujeição (</text:span><text:a xlink:type="simple" xlink:href="http://bibliaonline.com.br/acf/fp/2/10-11" text:style-name="Internet_20_link" text:visited-style-name="Visited_20_Internet_20_Link">Fp 2:10-11</text:a><text:span text:style-name="T1">).</text:span></text:p>
      <text:p text:style-name="P1"><text:span text:style-name="T1"><text:line-break/><text:line-break/>Deus é “tudo em todos” (1 Co </text:span><text:a xlink:type="simple" xlink:href="http://bibliaonline.com.br/acf/1co/15/28" text:style-name="Internet_20_link" text:visited-style-name="Visited_20_Internet_20_Link">15:28</text:a><text:span text:style-name="T1">).</text:span></text:p>
      <text:p text:style-name="P1"><text:span text:style-name="T1"><text:line-break/><text:line-break/></text:span><text:span text:style-name="T2">W. W. Fereda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2:35:26.237642174</meta:creation-date>
    <dc:date>2018-11-16T23:03:44.584033797</dc:date>
    <meta:editing-duration>PT4M51S</meta:editing-duration>
    <meta:editing-cycles>2</meta:editing-cycles>
    <meta:generator>LibreOffice/6.0.6.2$Linux_X86_64 LibreOffice_project/00m0$Build-2</meta:generator>
    <meta:document-statistic meta:table-count="0" meta:image-count="0" meta:object-count="0" meta:page-count="12" meta:paragraph-count="102" meta:word-count="3458" meta:character-count="19331" meta:non-whitespace-character-count="15775"/>
  </office:meta>
</office:document-meta>
</file>